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style:vertical-align="middle" fo:padding="0.097cm" fo:border-left="0.5pt solid #000000" fo:border-right="none" fo:border-top="0.5pt solid #000000" fo:border-bottom="0.5pt solid #000000"/>
    </style:style>
    <style:style style:name="Tabela1.B1" style:family="table-cell">
      <style:table-cell-properties style:vertical-align="middle" fo:padding="0.097cm" fo:border="0.5pt solid #000000"/>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style:vertical-align="middle" fo:padding="0.097cm" fo:border-left="0.5pt solid #000000" fo:border-right="0.5pt solid #000000" fo:border-top="none" fo:border-bottom="0.5pt solid #000000"/>
    </style:style>
    <style:style style:name="Tabela2" style:family="table">
      <style:table-properties style:width="17cm" table:align="margins"/>
    </style:style>
    <style:style style:name="Tabela2.A" style:family="table-column">
      <style:table-column-properties style:column-width="1.856cm" style:rel-column-width="7153*"/>
    </style:style>
    <style:style style:name="Tabela2.B" style:family="table-column">
      <style:table-column-properties style:column-width="1.148cm" style:rel-column-width="4426*"/>
    </style:style>
    <style:style style:name="Tabela2.C" style:family="table-column">
      <style:table-column-properties style:column-width="0.914cm" style:rel-column-width="3522*"/>
    </style:style>
    <style:style style:name="Tabela2.D" style:family="table-column">
      <style:table-column-properties style:column-width="0.9cm" style:rel-column-width="3467*"/>
    </style:style>
    <style:style style:name="Tabela2.E" style:family="table-column">
      <style:table-column-properties style:column-width="1.057cm" style:rel-column-width="4072*"/>
    </style:style>
    <style:style style:name="Tabela2.F" style:family="table-column">
      <style:table-column-properties style:column-width="0.96cm" style:rel-column-width="3699*"/>
    </style:style>
    <style:style style:name="Tabela2.I" style:family="table-column">
      <style:table-column-properties style:column-width="2.196cm" style:rel-column-width="8465*"/>
    </style:style>
    <style:style style:name="Tabela2.J" style:family="table-column">
      <style:table-column-properties style:column-width="2.434cm" style:rel-column-width="9383*"/>
    </style:style>
    <style:style style:name="Tabela2.K" style:family="table-column">
      <style:table-column-properties style:column-width="1.619cm" style:rel-column-width="6242*"/>
    </style:style>
    <style:style style:name="Tabela2.L" style:family="table-column">
      <style:table-column-properties style:column-width="2.046cm" style:rel-column-width="7885*"/>
    </style:style>
    <style:style style:name="Tabela2.A1" style:family="table-cell">
      <style:table-cell-properties style:vertical-align="middle" fo:padding="0.097cm" fo:border-left="0.5pt solid #000000" fo:border-right="none" fo:border-top="0.5pt solid #000000" fo:border-bottom="0.5pt solid #000000" style:writing-mode="page"/>
    </style:style>
    <style:style style:name="Tabela2.L1" style:family="table-cell">
      <style:table-cell-properties style:vertical-align="middle" fo:padding="0.097cm" fo:border="0.5pt solid #000000" style:writing-mode="page"/>
    </style:style>
    <style:style style:name="Tabela2.A2" style:family="table-cell">
      <style:table-cell-properties style:vertical-align="middle" fo:padding="0.097cm" fo:border-left="0.5pt solid #000000" fo:border-right="none" fo:border-top="none" fo:border-bottom="0.5pt solid #000000" style:writing-mode="page"/>
    </style:style>
    <style:style style:name="Tabela2.L2" style:family="table-cell">
      <style:table-cell-properties style:vertical-align="middle" fo:padding="0.097cm" fo:border-left="0.5pt solid #000000" fo:border-right="0.5pt solid #000000" fo:border-top="none" fo:border-bottom="0.5pt solid #000000" style:writing-mode="page"/>
    </style:style>
    <style:style style:name="Tabela3" style:family="table">
      <style:table-properties style:width="17.002cm" fo:margin-left="0cm" table:align="left"/>
    </style:style>
    <style:style style:name="Tabela3.A" style:family="table-column">
      <style:table-column-properties style:column-width="3.399cm"/>
    </style:style>
    <style:style style:name="Tabela3.B" style:family="table-column">
      <style:table-column-properties style:column-width="1.505cm"/>
    </style:style>
    <style:style style:name="Tabela3.C" style:family="table-column">
      <style:table-column-properties style:column-width="0.527cm"/>
    </style:style>
    <style:style style:name="Tabela3.D" style:family="table-column">
      <style:table-column-properties style:column-width="1.367cm"/>
    </style:style>
    <style:style style:name="Tabela3.E" style:family="table-column">
      <style:table-column-properties style:column-width="0.261cm"/>
    </style:style>
    <style:style style:name="Tabela3.F" style:family="table-column">
      <style:table-column-properties style:column-width="0.783cm"/>
    </style:style>
    <style:style style:name="Tabela3.G" style:family="table-column">
      <style:table-column-properties style:column-width="0.928cm"/>
    </style:style>
    <style:style style:name="Tabela3.H" style:family="table-column">
      <style:table-column-properties style:column-width="0.646cm"/>
    </style:style>
    <style:style style:name="Tabela3.I" style:family="table-column">
      <style:table-column-properties style:column-width="0.781cm"/>
    </style:style>
    <style:style style:name="Tabela3.J" style:family="table-column">
      <style:table-column-properties style:column-width="0.728cm"/>
    </style:style>
    <style:style style:name="Tabela3.K" style:family="table-column">
      <style:table-column-properties style:column-width="0.173cm"/>
    </style:style>
    <style:style style:name="Tabela3.L" style:family="table-column">
      <style:table-column-properties style:column-width="1.917cm"/>
    </style:style>
    <style:style style:name="Tabela3.M" style:family="table-column">
      <style:table-column-properties style:column-width="0.235cm"/>
    </style:style>
    <style:style style:name="Tabela3.N" style:family="table-column">
      <style:table-column-properties style:column-width="0.346cm"/>
    </style:style>
    <style:style style:name="Tabela3.O" style:family="table-column">
      <style:table-column-properties style:column-width="1.575cm"/>
    </style:style>
    <style:style style:name="Tabela3.P" style:family="table-column">
      <style:table-column-properties style:column-width="1.831cm"/>
    </style:style>
    <style:style style:name="Tabela3.A1" style:family="table-cell">
      <style:table-cell-properties style:vertical-align="middle" fo:padding="0.097cm" fo:border="0.5pt solid #000000" style:writing-mode="page"/>
    </style:style>
    <style:style style:name="Tabela3.A2"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ela3.A3" style:family="table-cell">
      <style:table-cell-properties style:vertical-align="middle" fo:padding="0.097cm" fo:border-left="0.5pt solid #000000" fo:border-right="0.5pt solid #000000" fo:border-top="none" fo:border-bottom="0.5pt solid #000000" style:writing-mode="page"/>
    </style:style>
    <style:style style:name="Tabela3.A5" style:family="table-cell">
      <style:table-cell-properties style:vertical-align="middle" fo:padding="0.097cm" fo:border-left="0.5pt solid #000000" fo:border-right="none" fo:border-top="none" fo:border-bottom="0.5pt solid #000000" style:writing-mode="page"/>
    </style:style>
    <style:style style:name="Tabela3.D5" style:family="table-cell">
      <style:table-cell-properties style:vertical-align="middle" fo:padding="0.097cm" fo:border-left="0.5pt solid #000000" fo:border-right="0.5pt solid #000000" fo:border-top="none" fo:border-bottom="0.5pt solid #000000" style:writing-mode="page"/>
    </style:style>
    <style:style style:name="Tabela3.A6" style:family="table-cell">
      <style:table-cell-properties style:vertical-align="middle" fo:padding="0.097cm" fo:border-left="0.5pt solid #000000" fo:border-right="none" fo:border-top="none" fo:border-bottom="0.5pt solid #000000" style:writing-mode="page"/>
    </style:style>
    <style:style style:name="Tabela3.D6" style:family="table-cell">
      <style:table-cell-properties style:vertical-align="middle" fo:padding="0.097cm" fo:border-left="0.5pt solid #000000" fo:border-right="0.5pt solid #000000" fo:border-top="none" fo:border-bottom="0.5pt solid #000000" style:writing-mode="page"/>
    </style:style>
    <style:style style:name="Tabela3.A7" style:family="table-cell">
      <style:table-cell-properties style:vertical-align="middle" fo:padding="0.097cm" fo:border-left="0.5pt solid #000000" fo:border-right="none" fo:border-top="none" fo:border-bottom="0.5pt solid #000000" style:writing-mode="page"/>
    </style:style>
    <style:style style:name="Tabela3.D7" style:family="table-cell">
      <style:table-cell-properties style:vertical-align="middle" fo:padding="0.097cm" fo:border-left="0.5pt solid #000000" fo:border-right="0.5pt solid #000000" fo:border-top="none" fo:border-bottom="0.5pt solid #000000" style:writing-mode="page"/>
    </style:style>
    <style:style style:name="Tabela3.A8" style:family="table-cell">
      <style:table-cell-properties style:vertical-align="middle" fo:padding="0.097cm" fo:border-left="0.5pt solid #000000" fo:border-right="0.5pt solid #000000" fo:border-top="none" fo:border-bottom="0.5pt solid #000000" style:writing-mode="page"/>
    </style:style>
    <style:style style:name="Tabela3.A9" style:family="table-cell">
      <style:table-cell-properties style:vertical-align="middle" fo:padding="0.097cm" fo:border-left="0.5pt solid #000000" fo:border-right="none" fo:border-top="none" fo:border-bottom="0.5pt solid #000000" style:writing-mode="page"/>
    </style:style>
    <style:style style:name="Tabela3.D9" style:family="table-cell">
      <style:table-cell-properties style:vertical-align="middle" fo:padding="0.097cm" fo:border-left="0.5pt solid #000000" fo:border-right="0.5pt solid #000000" fo:border-top="none" fo:border-bottom="0.5pt solid #000000" style:writing-mode="page"/>
    </style:style>
    <style:style style:name="Tabela3.A10" style:family="table-cell">
      <style:table-cell-properties style:vertical-align="middle" fo:padding="0.097cm" fo:border-left="0.5pt solid #000000" fo:border-right="none" fo:border-top="none" fo:border-bottom="0.5pt solid #000000" style:writing-mode="page"/>
    </style:style>
    <style:style style:name="Tabela3.D10" style:family="table-cell">
      <style:table-cell-properties style:vertical-align="middle" fo:padding="0.097cm" fo:border-left="0.5pt solid #000000" fo:border-right="0.5pt solid #000000" fo:border-top="none" fo:border-bottom="0.5pt solid #000000" style:writing-mode="page"/>
    </style:style>
    <style:style style:name="Tabela3.A11" style:family="table-cell">
      <style:table-cell-properties style:vertical-align="middle" fo:padding="0.097cm" fo:border-left="0.5pt solid #000000" fo:border-right="none" fo:border-top="none" fo:border-bottom="0.5pt solid #000000" style:writing-mode="page"/>
    </style:style>
    <style:style style:name="Tabela3.D11" style:family="table-cell">
      <style:table-cell-properties style:vertical-align="middle" fo:padding="0.097cm" fo:border-left="0.5pt solid #000000" fo:border-right="0.5pt solid #000000" fo:border-top="none" fo:border-bottom="0.5pt solid #000000" style:writing-mode="page"/>
    </style:style>
    <style:style style:name="Tabela3.A13" style:family="table-cell">
      <style:table-cell-properties style:vertical-align="middle" fo:padding="0.097cm" fo:border-left="0.5pt solid #000000" fo:border-right="none" fo:border-top="none" fo:border-bottom="0.5pt solid #000000" style:writing-mode="page"/>
    </style:style>
    <style:style style:name="Tabela3.B13" style:family="table-cell">
      <style:table-cell-properties style:vertical-align="middle" fo:padding="0.097cm" fo:border-left="0.5pt solid #000000" fo:border-right="none" fo:border-top="none" fo:border-bottom="0.5pt solid #000000" style:writing-mode="page"/>
    </style:style>
    <style:style style:name="Tabela3.G13" style:family="table-cell">
      <style:table-cell-properties style:vertical-align="middle" fo:padding="0.097cm" fo:border-left="0.5pt solid #000000" fo:border-right="none" fo:border-top="none" fo:border-bottom="0.5pt solid #000000" style:writing-mode="page"/>
    </style:style>
    <style:style style:name="Tabela3.L13" style:family="table-cell">
      <style:table-cell-properties style:vertical-align="middle" fo:padding="0.097cm" fo:border-left="0.5pt solid #000000" fo:border-right="none" fo:border-top="none" fo:border-bottom="0.5pt solid #000000" style:writing-mode="page"/>
    </style:style>
    <style:style style:name="Tabela3.N13" style:family="table-cell">
      <style:table-cell-properties style:vertical-align="middle" fo:padding="0.097cm" fo:border-left="0.5pt solid #000000" fo:border-right="0.5pt solid #000000" fo:border-top="none" fo:border-bottom="0.5pt solid #000000" style:writing-mode="page"/>
    </style:style>
    <style:style style:name="Tabela3.A14" style:family="table-cell">
      <style:table-cell-properties style:vertical-align="middle" fo:padding="0.097cm" fo:border-left="0.5pt solid #000000" fo:border-right="none" fo:border-top="none" fo:border-bottom="0.5pt solid #000000" style:writing-mode="page"/>
    </style:style>
    <style:style style:name="Tabela3.B14" style:family="table-cell">
      <style:table-cell-properties style:vertical-align="middle" fo:padding="0.097cm" fo:border-left="0.5pt solid #000000" fo:border-right="none" fo:border-top="none" fo:border-bottom="0.5pt solid #000000" style:writing-mode="page"/>
    </style:style>
    <style:style style:name="Tabela3.G14" style:family="table-cell">
      <style:table-cell-properties style:vertical-align="middle" fo:padding="0.097cm" fo:border-left="0.5pt solid #000000" fo:border-right="none" fo:border-top="none" fo:border-bottom="0.5pt solid #000000" style:writing-mode="page"/>
    </style:style>
    <style:style style:name="Tabela3.L14" style:family="table-cell">
      <style:table-cell-properties style:vertical-align="middle" fo:padding="0.097cm" fo:border-left="0.5pt solid #000000" fo:border-right="none" fo:border-top="none" fo:border-bottom="0.5pt solid #000000" style:writing-mode="page"/>
    </style:style>
    <style:style style:name="Tabela3.N14" style:family="table-cell">
      <style:table-cell-properties style:vertical-align="middle" fo:padding="0.097cm" fo:border-left="0.5pt solid #000000" fo:border-right="0.5pt solid #000000" fo:border-top="none" fo:border-bottom="0.5pt solid #000000" style:writing-mode="page"/>
    </style:style>
    <style:style style:name="Tabela3.A15" style:family="table-cell">
      <style:table-cell-properties style:vertical-align="middle" fo:padding="0.097cm" fo:border-left="0.5pt solid #000000" fo:border-right="none" fo:border-top="none" fo:border-bottom="0.5pt solid #000000" style:writing-mode="page"/>
    </style:style>
    <style:style style:name="Tabela3.B15" style:family="table-cell">
      <style:table-cell-properties style:vertical-align="middle" fo:padding="0.097cm" fo:border-left="0.5pt solid #000000" fo:border-right="none" fo:border-top="none" fo:border-bottom="0.5pt solid #000000" style:writing-mode="page"/>
    </style:style>
    <style:style style:name="Tabela3.G15" style:family="table-cell">
      <style:table-cell-properties style:vertical-align="middle" fo:padding="0.097cm" fo:border-left="0.5pt solid #000000" fo:border-right="none" fo:border-top="none" fo:border-bottom="0.5pt solid #000000" style:writing-mode="page"/>
    </style:style>
    <style:style style:name="Tabela3.L15" style:family="table-cell">
      <style:table-cell-properties style:vertical-align="middle" fo:padding="0.097cm" fo:border-left="0.5pt solid #000000" fo:border-right="none" fo:border-top="none" fo:border-bottom="0.5pt solid #000000" style:writing-mode="page"/>
    </style:style>
    <style:style style:name="Tabela3.N15" style:family="table-cell">
      <style:table-cell-properties style:vertical-align="middle" fo:padding="0.097cm" fo:border-left="0.5pt solid #000000" fo:border-right="0.5pt solid #000000" fo:border-top="none" fo:border-bottom="0.5pt solid #000000" style:writing-mode="page"/>
    </style:style>
    <style:style style:name="Tabela3.A16" style:family="table-cell">
      <style:table-cell-properties style:vertical-align="middle" fo:padding="0.097cm" fo:border-left="0.5pt solid #000000" fo:border-right="none" fo:border-top="none" fo:border-bottom="0.5pt solid #000000" style:writing-mode="page"/>
    </style:style>
    <style:style style:name="Tabela3.B16" style:family="table-cell">
      <style:table-cell-properties style:vertical-align="middle" fo:padding="0.097cm" fo:border-left="0.5pt solid #000000" fo:border-right="none" fo:border-top="none" fo:border-bottom="0.5pt solid #000000" style:writing-mode="page"/>
    </style:style>
    <style:style style:name="Tabela3.G16" style:family="table-cell">
      <style:table-cell-properties style:vertical-align="middle" fo:padding="0.097cm" fo:border-left="0.5pt solid #000000" fo:border-right="none" fo:border-top="none" fo:border-bottom="0.5pt solid #000000" style:writing-mode="page"/>
    </style:style>
    <style:style style:name="Tabela3.L16" style:family="table-cell">
      <style:table-cell-properties style:vertical-align="middle" fo:padding="0.097cm" fo:border-left="0.5pt solid #000000" fo:border-right="none" fo:border-top="none" fo:border-bottom="0.5pt solid #000000" style:writing-mode="page"/>
    </style:style>
    <style:style style:name="Tabela3.N16" style:family="table-cell">
      <style:table-cell-properties style:vertical-align="middle" fo:padding="0.097cm" fo:border-left="0.5pt solid #000000" fo:border-right="0.5pt solid #000000" fo:border-top="none" fo:border-bottom="0.5pt solid #000000" style:writing-mode="page"/>
    </style:style>
    <style:style style:name="Tabela3.A17" style:family="table-cell">
      <style:table-cell-properties style:vertical-align="middle" fo:padding="0.097cm" fo:border-left="0.5pt solid #000000" fo:border-right="none" fo:border-top="none" fo:border-bottom="0.5pt solid #000000" style:writing-mode="page"/>
    </style:style>
    <style:style style:name="Tabela3.B17" style:family="table-cell">
      <style:table-cell-properties style:vertical-align="middle" fo:padding="0.097cm" fo:border-left="0.5pt solid #000000" fo:border-right="none" fo:border-top="none" fo:border-bottom="0.5pt solid #000000" style:writing-mode="page"/>
    </style:style>
    <style:style style:name="Tabela3.G17" style:family="table-cell">
      <style:table-cell-properties style:vertical-align="middle" fo:padding="0.097cm" fo:border-left="0.5pt solid #000000" fo:border-right="none" fo:border-top="none" fo:border-bottom="0.5pt solid #000000" style:writing-mode="page"/>
    </style:style>
    <style:style style:name="Tabela3.L17" style:family="table-cell">
      <style:table-cell-properties style:vertical-align="middle" fo:padding="0.097cm" fo:border-left="0.5pt solid #000000" fo:border-right="none" fo:border-top="none" fo:border-bottom="0.5pt solid #000000" style:writing-mode="page"/>
    </style:style>
    <style:style style:name="Tabela3.N17" style:family="table-cell">
      <style:table-cell-properties style:vertical-align="middle" fo:padding="0.097cm" fo:border-left="0.5pt solid #000000" fo:border-right="0.5pt solid #000000" fo:border-top="none" fo:border-bottom="0.5pt solid #000000" style:writing-mode="page"/>
    </style:style>
    <style:style style:name="Tabela3.A19" style:family="table-cell">
      <style:table-cell-properties style:vertical-align="middle" fo:padding="0.097cm" fo:border-left="0.5pt solid #000000" fo:border-right="none" fo:border-top="none" fo:border-bottom="0.5pt solid #000000" style:writing-mode="page"/>
    </style:style>
    <style:style style:name="Tabela3.B19" style:family="table-cell">
      <style:table-cell-properties style:vertical-align="middle" fo:padding="0.097cm" fo:border-left="0.5pt solid #000000" fo:border-right="0.5pt solid #000000" fo:border-top="none" fo:border-bottom="0.5pt solid #000000" style:writing-mode="page"/>
    </style:style>
    <style:style style:name="Tabela3.A20" style:family="table-cell">
      <style:table-cell-properties style:vertical-align="middle" fo:padding="0.097cm" fo:border-left="0.5pt solid #000000" fo:border-right="none" fo:border-top="none" fo:border-bottom="0.5pt solid #000000" style:writing-mode="page"/>
    </style:style>
    <style:style style:name="Tabela3.B20" style:family="table-cell">
      <style:table-cell-properties style:vertical-align="middle" fo:padding="0.097cm" fo:border-left="0.5pt solid #000000" fo:border-right="none" fo:border-top="none" fo:border-bottom="0.5pt solid #000000" style:writing-mode="page"/>
    </style:style>
    <style:style style:name="Tabela3.I20" style:family="table-cell">
      <style:table-cell-properties style:vertical-align="middle" fo:padding="0.097cm" fo:border-left="0.5pt solid #000000" fo:border-right="0.5pt solid #000000" fo:border-top="none" fo:border-bottom="0.5pt solid #000000" style:writing-mode="page"/>
    </style:style>
    <style:style style:name="Tabela3.A21" style:family="table-cell">
      <style:table-cell-properties style:vertical-align="middle" fo:padding="0.097cm" fo:border-left="0.5pt solid #000000" fo:border-right="none" fo:border-top="none" fo:border-bottom="0.5pt solid #000000" style:writing-mode="page"/>
    </style:style>
    <style:style style:name="Tabela3.B21" style:family="table-cell">
      <style:table-cell-properties style:vertical-align="middle" fo:padding="0.097cm" fo:border-left="0.5pt solid #000000" fo:border-right="none" fo:border-top="none" fo:border-bottom="0.5pt solid #000000" style:writing-mode="page"/>
    </style:style>
    <style:style style:name="Tabela3.G21" style:family="table-cell">
      <style:table-cell-properties style:vertical-align="middle" fo:padding="0.097cm" fo:border-left="0.5pt solid #000000" fo:border-right="none" fo:border-top="none" fo:border-bottom="0.5pt solid #000000" style:writing-mode="page"/>
    </style:style>
    <style:style style:name="Tabela3.I21" style:family="table-cell">
      <style:table-cell-properties style:vertical-align="middle" fo:padding="0.097cm" fo:border-left="0.5pt solid #000000" fo:border-right="none" fo:border-top="none" fo:border-bottom="0.5pt solid #000000" style:writing-mode="page"/>
    </style:style>
    <style:style style:name="Tabela3.N21" style:family="table-cell">
      <style:table-cell-properties style:vertical-align="middle" fo:padding="0.097cm" fo:border-left="0.5pt solid #000000" fo:border-right="0.5pt solid #000000" fo:border-top="none" fo:border-bottom="0.5pt solid #000000" style:writing-mode="page"/>
    </style:style>
    <style:style style:name="Tabela3.A22" style:family="table-cell">
      <style:table-cell-properties style:vertical-align="middle" fo:padding="0.097cm" fo:border-left="0.5pt solid #000000" fo:border-right="none" fo:border-top="none" fo:border-bottom="0.5pt solid #000000" style:writing-mode="page"/>
    </style:style>
    <style:style style:name="Tabela3.B22" style:family="table-cell">
      <style:table-cell-properties style:vertical-align="middle" fo:padding="0.097cm" fo:border-left="0.5pt solid #000000" fo:border-right="none" fo:border-top="none" fo:border-bottom="0.5pt solid #000000" style:writing-mode="page"/>
    </style:style>
    <style:style style:name="Tabela3.G22" style:family="table-cell">
      <style:table-cell-properties style:vertical-align="middle" fo:padding="0.097cm" fo:border-left="0.5pt solid #000000" fo:border-right="none" fo:border-top="none" fo:border-bottom="0.5pt solid #000000" style:writing-mode="page"/>
    </style:style>
    <style:style style:name="Tabela3.I22" style:family="table-cell">
      <style:table-cell-properties style:vertical-align="middle" fo:padding="0.097cm" fo:border-left="0.5pt solid #000000" fo:border-right="none" fo:border-top="none" fo:border-bottom="0.5pt solid #000000" style:writing-mode="page"/>
    </style:style>
    <style:style style:name="Tabela3.N22" style:family="table-cell">
      <style:table-cell-properties style:vertical-align="middle" fo:padding="0.097cm" fo:border-left="0.5pt solid #000000" fo:border-right="0.5pt solid #000000" fo:border-top="none" fo:border-bottom="0.5pt solid #000000" style:writing-mode="page"/>
    </style:style>
    <style:style style:name="Tabela3.A23" style:family="table-cell">
      <style:table-cell-properties style:vertical-align="middle" fo:padding="0.097cm" fo:border-left="0.5pt solid #000000" fo:border-right="none" fo:border-top="none" fo:border-bottom="0.5pt solid #000000" style:writing-mode="page"/>
    </style:style>
    <style:style style:name="Tabela3.B23" style:family="table-cell">
      <style:table-cell-properties style:vertical-align="middle" fo:padding="0.097cm" fo:border-left="0.5pt solid #000000" fo:border-right="none" fo:border-top="none" fo:border-bottom="0.5pt solid #000000" style:writing-mode="page"/>
    </style:style>
    <style:style style:name="Tabela3.G23" style:family="table-cell">
      <style:table-cell-properties style:vertical-align="middle" fo:padding="0.097cm" fo:border-left="0.5pt solid #000000" fo:border-right="none" fo:border-top="none" fo:border-bottom="0.5pt solid #000000" style:writing-mode="page"/>
    </style:style>
    <style:style style:name="Tabela3.I23" style:family="table-cell">
      <style:table-cell-properties style:vertical-align="middle" fo:padding="0.097cm" fo:border-left="0.5pt solid #000000" fo:border-right="none" fo:border-top="none" fo:border-bottom="0.5pt solid #000000" style:writing-mode="page"/>
    </style:style>
    <style:style style:name="Tabela3.N23" style:family="table-cell">
      <style:table-cell-properties style:vertical-align="middle" fo:padding="0.097cm" fo:border-left="0.5pt solid #000000" fo:border-right="0.5pt solid #000000" fo:border-top="none" fo:border-bottom="0.5pt solid #000000" style:writing-mode="page"/>
    </style:style>
    <style:style style:name="Tabela3.A24" style:family="table-cell">
      <style:table-cell-properties style:vertical-align="middle" fo:padding="0.097cm" fo:border-left="0.5pt solid #000000" fo:border-right="none" fo:border-top="none" fo:border-bottom="0.5pt solid #000000" style:writing-mode="page"/>
    </style:style>
    <style:style style:name="Tabela3.B24" style:family="table-cell">
      <style:table-cell-properties style:vertical-align="middle" fo:padding="0.097cm" fo:border-left="0.5pt solid #000000" fo:border-right="none" fo:border-top="none" fo:border-bottom="0.5pt solid #000000" style:writing-mode="page"/>
    </style:style>
    <style:style style:name="Tabela3.G24" style:family="table-cell">
      <style:table-cell-properties style:vertical-align="middle" fo:padding="0.097cm" fo:border-left="0.5pt solid #000000" fo:border-right="none" fo:border-top="none" fo:border-bottom="0.5pt solid #000000" style:writing-mode="page"/>
    </style:style>
    <style:style style:name="Tabela3.I24" style:family="table-cell">
      <style:table-cell-properties style:vertical-align="middle" fo:padding="0.097cm" fo:border-left="0.5pt solid #000000" fo:border-right="none" fo:border-top="none" fo:border-bottom="0.5pt solid #000000" style:writing-mode="page"/>
    </style:style>
    <style:style style:name="Tabela3.N24" style:family="table-cell">
      <style:table-cell-properties style:vertical-align="middle" fo:padding="0.097cm" fo:border-left="0.5pt solid #000000" fo:border-right="0.5pt solid #000000" fo:border-top="none" fo:border-bottom="0.5pt solid #000000" style:writing-mode="page"/>
    </style:style>
    <style:style style:name="Tabela3.25" style:family="table-row">
      <style:table-row-properties style:min-row-height="0.707cm"/>
    </style:style>
    <style:style style:name="Tabela3.A26" style:family="table-cell">
      <style:table-cell-properties style:vertical-align="middle" fo:padding="0.097cm" fo:border-left="0.5pt solid #000000" fo:border-right="none" fo:border-top="none" fo:border-bottom="0.5pt solid #000000" style:writing-mode="page"/>
    </style:style>
    <style:style style:name="Tabela3.C26" style:family="table-cell">
      <style:table-cell-properties style:vertical-align="middle" fo:padding="0.097cm" fo:border-left="0.5pt solid #000000" fo:border-right="none" fo:border-top="none" fo:border-bottom="0.5pt solid #000000" style:writing-mode="page"/>
    </style:style>
    <style:style style:name="Tabela3.H26" style:family="table-cell">
      <style:table-cell-properties style:vertical-align="middle" fo:padding="0.097cm" fo:border-left="0.5pt solid #000000" fo:border-right="none" fo:border-top="none" fo:border-bottom="0.5pt solid #000000" style:writing-mode="page"/>
    </style:style>
    <style:style style:name="Tabela3.M26" style:family="table-cell">
      <style:table-cell-properties style:vertical-align="middle" fo:padding="0.097cm" fo:border-left="0.5pt solid #000000" fo:border-right="0.5pt solid #000000" fo:border-top="none" fo:border-bottom="0.5pt solid #000000" style:writing-mode="page"/>
    </style:style>
    <style:style style:name="Tabela3.A27" style:family="table-cell">
      <style:table-cell-properties style:vertical-align="middle" fo:padding="0.097cm" fo:border-left="0.5pt solid #000000" fo:border-right="none" fo:border-top="none" fo:border-bottom="0.5pt solid #000000" style:writing-mode="page"/>
    </style:style>
    <style:style style:name="Tabela3.C27" style:family="table-cell">
      <style:table-cell-properties style:vertical-align="middle" fo:padding="0.097cm" fo:border-left="0.5pt solid #000000" fo:border-right="none" fo:border-top="none" fo:border-bottom="0.5pt solid #000000" style:writing-mode="page"/>
    </style:style>
    <style:style style:name="Tabela3.F27" style:family="table-cell">
      <style:table-cell-properties style:vertical-align="middle" fo:padding="0.097cm" fo:border-left="0.5pt solid #000000" fo:border-right="none" fo:border-top="none" fo:border-bottom="0.5pt solid #000000" style:writing-mode="page"/>
    </style:style>
    <style:style style:name="Tabela3.H27" style:family="table-cell">
      <style:table-cell-properties style:vertical-align="middle" fo:padding="0.097cm" fo:border-left="0.5pt solid #000000" fo:border-right="none" fo:border-top="none" fo:border-bottom="0.5pt solid #000000" style:writing-mode="page"/>
    </style:style>
    <style:style style:name="Tabela3.K27" style:family="table-cell">
      <style:table-cell-properties style:vertical-align="middle" fo:padding="0.097cm" fo:border-left="0.5pt solid #000000" fo:border-right="none" fo:border-top="none" fo:border-bottom="0.5pt solid #000000" style:writing-mode="page"/>
    </style:style>
    <style:style style:name="Tabela3.M27" style:family="table-cell">
      <style:table-cell-properties style:vertical-align="middle" fo:padding="0.097cm" fo:border-left="0.5pt solid #000000" fo:border-right="none" fo:border-top="none" fo:border-bottom="0.5pt solid #000000" style:writing-mode="page"/>
    </style:style>
    <style:style style:name="Tabela3.P27" style:family="table-cell">
      <style:table-cell-properties style:vertical-align="middle" fo:padding="0.097cm" fo:border-left="0.5pt solid #000000" fo:border-right="0.5pt solid #000000" fo:border-top="none" fo:border-bottom="0.5pt solid #000000" style:writing-mode="page"/>
    </style:style>
    <style:style style:name="Tabela3.A28" style:family="table-cell">
      <style:table-cell-properties style:vertical-align="middle" fo:padding="0.097cm" fo:border-left="0.5pt solid #000000" fo:border-right="none" fo:border-top="none" fo:border-bottom="0.5pt solid #000000" style:writing-mode="page"/>
    </style:style>
    <style:style style:name="Tabela3.C28" style:family="table-cell">
      <style:table-cell-properties style:vertical-align="middle" fo:padding="0.097cm" fo:border-left="0.5pt solid #000000" fo:border-right="none" fo:border-top="none" fo:border-bottom="0.5pt solid #000000" style:writing-mode="page"/>
    </style:style>
    <style:style style:name="Tabela3.F28" style:family="table-cell">
      <style:table-cell-properties style:vertical-align="middle" fo:padding="0.097cm" fo:border-left="0.5pt solid #000000" fo:border-right="none" fo:border-top="none" fo:border-bottom="0.5pt solid #000000" style:writing-mode="page"/>
    </style:style>
    <style:style style:name="Tabela3.H28" style:family="table-cell">
      <style:table-cell-properties style:vertical-align="middle" fo:padding="0.097cm" fo:border-left="0.5pt solid #000000" fo:border-right="none" fo:border-top="none" fo:border-bottom="0.5pt solid #000000" style:writing-mode="page"/>
    </style:style>
    <style:style style:name="Tabela3.K28" style:family="table-cell">
      <style:table-cell-properties style:vertical-align="middle" fo:padding="0.097cm" fo:border-left="0.5pt solid #000000" fo:border-right="none" fo:border-top="none" fo:border-bottom="0.5pt solid #000000" style:writing-mode="page"/>
    </style:style>
    <style:style style:name="Tabela3.M28" style:family="table-cell">
      <style:table-cell-properties style:vertical-align="middle" fo:padding="0.097cm" fo:border-left="0.5pt solid #000000" fo:border-right="none" fo:border-top="none" fo:border-bottom="0.5pt solid #000000" style:writing-mode="page"/>
    </style:style>
    <style:style style:name="Tabela3.P28" style:family="table-cell">
      <style:table-cell-properties style:vertical-align="middle" fo:padding="0.097cm" fo:border-left="0.5pt solid #000000" fo:border-right="0.5pt solid #000000" fo:border-top="none" fo:border-bottom="0.5pt solid #000000" style:writing-mode="page"/>
    </style:style>
    <style:style style:name="Tabela3.A29" style:family="table-cell">
      <style:table-cell-properties style:vertical-align="middle" fo:padding="0.097cm" fo:border-left="0.5pt solid #000000" fo:border-right="none" fo:border-top="none" fo:border-bottom="0.5pt solid #000000" style:writing-mode="page"/>
    </style:style>
    <style:style style:name="Tabela3.C29" style:family="table-cell">
      <style:table-cell-properties style:vertical-align="middle" fo:padding="0.097cm" fo:border-left="0.5pt solid #000000" fo:border-right="none" fo:border-top="none" fo:border-bottom="0.5pt solid #000000" style:writing-mode="page"/>
    </style:style>
    <style:style style:name="Tabela3.F29" style:family="table-cell">
      <style:table-cell-properties style:vertical-align="middle" fo:padding="0.097cm" fo:border-left="0.5pt solid #000000" fo:border-right="none" fo:border-top="none" fo:border-bottom="0.5pt solid #000000" style:writing-mode="page"/>
    </style:style>
    <style:style style:name="Tabela3.H29" style:family="table-cell">
      <style:table-cell-properties style:vertical-align="middle" fo:padding="0.097cm" fo:border-left="0.5pt solid #000000" fo:border-right="none" fo:border-top="none" fo:border-bottom="0.5pt solid #000000" style:writing-mode="page"/>
    </style:style>
    <style:style style:name="Tabela3.K29" style:family="table-cell">
      <style:table-cell-properties style:vertical-align="middle" fo:padding="0.097cm" fo:border-left="0.5pt solid #000000" fo:border-right="none" fo:border-top="none" fo:border-bottom="0.5pt solid #000000" style:writing-mode="page"/>
    </style:style>
    <style:style style:name="Tabela3.M29" style:family="table-cell">
      <style:table-cell-properties style:vertical-align="middle" fo:padding="0.097cm" fo:border-left="0.5pt solid #000000" fo:border-right="none" fo:border-top="none" fo:border-bottom="0.5pt solid #000000" style:writing-mode="page"/>
    </style:style>
    <style:style style:name="Tabela3.P29" style:family="table-cell">
      <style:table-cell-properties style:vertical-align="middle" fo:padding="0.097cm" fo:border-left="0.5pt solid #000000" fo:border-right="0.5pt solid #000000" fo:border-top="none" fo:border-bottom="0.5pt solid #000000" style:writing-mode="page"/>
    </style:style>
    <style:style style:name="Tabela3.A30" style:family="table-cell">
      <style:table-cell-properties style:vertical-align="middle" fo:padding="0.097cm" fo:border-left="0.5pt solid #000000" fo:border-right="none" fo:border-top="none" fo:border-bottom="0.5pt solid #000000" style:writing-mode="page"/>
    </style:style>
    <style:style style:name="Tabela3.C30" style:family="table-cell">
      <style:table-cell-properties style:vertical-align="middle" fo:padding="0.097cm" fo:border-left="0.5pt solid #000000" fo:border-right="none" fo:border-top="none" fo:border-bottom="0.5pt solid #000000" style:writing-mode="page"/>
    </style:style>
    <style:style style:name="Tabela3.F30" style:family="table-cell">
      <style:table-cell-properties style:vertical-align="middle" fo:padding="0.097cm" fo:border-left="0.5pt solid #000000" fo:border-right="none" fo:border-top="none" fo:border-bottom="0.5pt solid #000000" style:writing-mode="page"/>
    </style:style>
    <style:style style:name="Tabela3.H30" style:family="table-cell">
      <style:table-cell-properties style:vertical-align="middle" fo:padding="0.097cm" fo:border-left="0.5pt solid #000000" fo:border-right="none" fo:border-top="none" fo:border-bottom="0.5pt solid #000000" style:writing-mode="page"/>
    </style:style>
    <style:style style:name="Tabela3.K30" style:family="table-cell">
      <style:table-cell-properties style:vertical-align="middle" fo:padding="0.097cm" fo:border-left="0.5pt solid #000000" fo:border-right="none" fo:border-top="none" fo:border-bottom="0.5pt solid #000000" style:writing-mode="page"/>
    </style:style>
    <style:style style:name="Tabela3.M30" style:family="table-cell">
      <style:table-cell-properties style:vertical-align="middle" fo:padding="0.097cm" fo:border-left="0.5pt solid #000000" fo:border-right="none" fo:border-top="none" fo:border-bottom="0.5pt solid #000000" style:writing-mode="page"/>
    </style:style>
    <style:style style:name="Tabela3.P30" style:family="table-cell">
      <style:table-cell-properties style:vertical-align="middle" fo:padding="0.097cm" fo:border-left="0.5pt solid #000000" fo:border-right="0.5pt solid #000000" fo:border-top="none" fo:border-bottom="0.5pt solid #000000" style:writing-mode="page"/>
    </style:style>
    <style:style style:name="Tabela3.A31" style:family="table-cell">
      <style:table-cell-properties style:vertical-align="middle" fo:padding="0.097cm" fo:border-left="0.5pt solid #000000" fo:border-right="0.5pt solid #000000" fo:border-top="none" fo:border-bottom="0.5pt solid #000000" style:writing-mode="page"/>
    </style:style>
    <style:style style:name="Tabela3.A33" style:family="table-cell">
      <style:table-cell-properties style:vertical-align="middle" fo:padding="0.097cm" fo:border-left="0.5pt solid #000000" fo:border-right="none" fo:border-top="none" fo:border-bottom="0.5pt solid #000000" style:writing-mode="page"/>
    </style:style>
    <style:style style:name="Tabela3.B33" style:family="table-cell">
      <style:table-cell-properties style:vertical-align="middle" fo:padding="0.097cm" fo:border-left="0.5pt solid #000000" fo:border-right="none" fo:border-top="none" fo:border-bottom="0.5pt solid #000000" style:writing-mode="page"/>
    </style:style>
    <style:style style:name="Tabela3.E33" style:family="table-cell">
      <style:table-cell-properties style:vertical-align="middle" fo:padding="0.097cm" fo:border-left="0.5pt solid #000000" fo:border-right="none" fo:border-top="none" fo:border-bottom="0.5pt solid #000000" style:writing-mode="page"/>
    </style:style>
    <style:style style:name="Tabela3.J33" style:family="table-cell">
      <style:table-cell-properties style:vertical-align="middle" fo:padding="0.097cm" fo:border-left="0.5pt solid #000000" fo:border-right="none" fo:border-top="none" fo:border-bottom="0.5pt solid #000000" style:writing-mode="page"/>
    </style:style>
    <style:style style:name="Tabela3.O33" style:family="table-cell">
      <style:table-cell-properties style:vertical-align="middle" fo:padding="0.097cm" fo:border-left="0.5pt solid #000000" fo:border-right="0.5pt solid #000000" fo:border-top="none" fo:border-bottom="0.5pt solid #000000" style:writing-mode="page"/>
    </style:style>
    <style:style style:name="Tabela3.A34" style:family="table-cell">
      <style:table-cell-properties style:vertical-align="middle" fo:padding="0.097cm" fo:border-left="0.5pt solid #000000" fo:border-right="none" fo:border-top="none" fo:border-bottom="0.5pt solid #000000" style:writing-mode="page"/>
    </style:style>
    <style:style style:name="Tabela3.B34" style:family="table-cell">
      <style:table-cell-properties style:vertical-align="middle" fo:padding="0.097cm" fo:border-left="0.5pt solid #000000" fo:border-right="none" fo:border-top="none" fo:border-bottom="0.5pt solid #000000" style:writing-mode="page"/>
    </style:style>
    <style:style style:name="Tabela3.E34" style:family="table-cell">
      <style:table-cell-properties style:vertical-align="middle" fo:padding="0.097cm" fo:border-left="0.5pt solid #000000" fo:border-right="none" fo:border-top="none" fo:border-bottom="0.5pt solid #000000" style:writing-mode="page"/>
    </style:style>
    <style:style style:name="Tabela3.J34" style:family="table-cell">
      <style:table-cell-properties style:vertical-align="middle" fo:padding="0.097cm" fo:border-left="0.5pt solid #000000" fo:border-right="none" fo:border-top="none" fo:border-bottom="0.5pt solid #000000" style:writing-mode="page"/>
    </style:style>
    <style:style style:name="Tabela3.O34" style:family="table-cell">
      <style:table-cell-properties style:vertical-align="middle" fo:padding="0.097cm" fo:border-left="0.5pt solid #000000" fo:border-right="0.5pt solid #000000" fo:border-top="none" fo:border-bottom="0.5pt solid #000000" style:writing-mode="page"/>
    </style:style>
    <style:style style:name="Tabela3.A35" style:family="table-cell">
      <style:table-cell-properties style:vertical-align="middle" fo:padding="0.097cm" fo:border-left="0.5pt solid #000000" fo:border-right="none" fo:border-top="none" fo:border-bottom="0.5pt solid #000000" style:writing-mode="page"/>
    </style:style>
    <style:style style:name="Tabela3.B35" style:family="table-cell">
      <style:table-cell-properties style:vertical-align="middle" fo:padding="0.097cm" fo:border-left="0.5pt solid #000000" fo:border-right="none" fo:border-top="none" fo:border-bottom="0.5pt solid #000000" style:writing-mode="page"/>
    </style:style>
    <style:style style:name="Tabela3.E35" style:family="table-cell">
      <style:table-cell-properties style:vertical-align="middle" fo:padding="0.097cm" fo:border-left="0.5pt solid #000000" fo:border-right="none" fo:border-top="none" fo:border-bottom="0.5pt solid #000000" style:writing-mode="page"/>
    </style:style>
    <style:style style:name="Tabela3.J35" style:family="table-cell">
      <style:table-cell-properties style:vertical-align="middle" fo:padding="0.097cm" fo:border-left="0.5pt solid #000000" fo:border-right="none" fo:border-top="none" fo:border-bottom="0.5pt solid #000000" style:writing-mode="page"/>
    </style:style>
    <style:style style:name="Tabela3.O35" style:family="table-cell">
      <style:table-cell-properties style:vertical-align="middle" fo:padding="0.097cm" fo:border-left="0.5pt solid #000000" fo:border-right="0.5pt solid #000000" fo:border-top="none" fo:border-bottom="0.5pt solid #000000" style:writing-mode="page"/>
    </style:style>
    <style:style style:name="Tabela3.A36" style:family="table-cell">
      <style:table-cell-properties style:vertical-align="middle" fo:padding="0.097cm" fo:border-left="0.5pt solid #000000" fo:border-right="none" fo:border-top="none" fo:border-bottom="0.5pt solid #000000" style:writing-mode="page"/>
    </style:style>
    <style:style style:name="Tabela3.B36" style:family="table-cell">
      <style:table-cell-properties style:vertical-align="middle" fo:padding="0.097cm" fo:border-left="0.5pt solid #000000" fo:border-right="none" fo:border-top="none" fo:border-bottom="0.5pt solid #000000" style:writing-mode="page"/>
    </style:style>
    <style:style style:name="Tabela3.E36" style:family="table-cell">
      <style:table-cell-properties style:vertical-align="middle" fo:padding="0.097cm" fo:border-left="0.5pt solid #000000" fo:border-right="none" fo:border-top="none" fo:border-bottom="0.5pt solid #000000" style:writing-mode="page"/>
    </style:style>
    <style:style style:name="Tabela3.J36" style:family="table-cell">
      <style:table-cell-properties style:vertical-align="middle" fo:padding="0.097cm" fo:border-left="0.5pt solid #000000" fo:border-right="none" fo:border-top="none" fo:border-bottom="0.5pt solid #000000" style:writing-mode="page"/>
    </style:style>
    <style:style style:name="Tabela3.O36" style:family="table-cell">
      <style:table-cell-properties style:vertical-align="middle" fo:padding="0.097cm" fo:border-left="0.5pt solid #000000" fo:border-right="0.5pt solid #000000" fo:border-top="none" fo:border-bottom="0.5pt solid #000000" style:writing-mode="page"/>
    </style:style>
    <style:style style:name="Tabela3.38" style:family="table-row">
      <style:table-row-properties style:min-row-height="1.859cm"/>
    </style:style>
    <style:style style:name="Tabela3.A38" style:family="table-cell">
      <style:table-cell-properties style:vertical-align="middle" fo:padding="0.097cm" fo:border-left="0.5pt solid #000000" fo:border-right="0.5pt solid #000000" fo:border-top="none" fo:border-bottom="0.5pt solid #000000" style:writing-mode="page"/>
    </style:style>
    <style:style style:name="Tabela4" style:family="table">
      <style:table-properties style:width="17.004cm" fo:margin-left="0cm" table:align="left"/>
    </style:style>
    <style:style style:name="Tabela4.A" style:family="table-column">
      <style:table-column-properties style:column-width="2.505cm"/>
    </style:style>
    <style:style style:name="Tabela4.B" style:family="table-column">
      <style:table-column-properties style:column-width="2.094cm"/>
    </style:style>
    <style:style style:name="Tabela4.C" style:family="table-column">
      <style:table-column-properties style:column-width="2.362cm"/>
    </style:style>
    <style:style style:name="Tabela4.D" style:family="table-column">
      <style:table-column-properties style:column-width="1.838cm"/>
    </style:style>
    <style:style style:name="Tabela4.E" style:family="table-column">
      <style:table-column-properties style:column-width="1.741cm"/>
    </style:style>
    <style:style style:name="Tabela4.F" style:family="table-column">
      <style:table-column-properties style:column-width="1.949cm"/>
    </style:style>
    <style:style style:name="Tabela4.I" style:family="table-column">
      <style:table-column-properties style:column-width="0.937cm"/>
    </style:style>
    <style:style style:name="Tabela4.A1" style:family="table-cell">
      <style:table-cell-properties style:vertical-align="middle" fo:background-color="#cccccc" fo:padding="0.097cm" fo:border="0.5pt solid #000000" style:writing-mode="page">
        <style:background-image/>
      </style:table-cell-properties>
    </style:style>
    <style:style style:name="Tabela4.A2" style:family="table-cell">
      <style:table-cell-properties style:vertical-align="middle" fo:background-color="#cccccc" fo:padding="0.097cm" fo:border-left="0.5pt solid #000000" fo:border-right="none" fo:border-top="none" fo:border-bottom="0.5pt solid #000000" style:writing-mode="page">
        <style:background-image/>
      </style:table-cell-properties>
    </style:style>
    <style:style style:name="Tabela4.F2"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ela4.B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4.I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5" style:family="table">
      <style:table-properties style:width="17.004cm" fo:margin-left="0cm" table:align="left"/>
    </style:style>
    <style:style style:name="Tabela5.A" style:family="table-column">
      <style:table-column-properties style:column-width="2.505cm"/>
    </style:style>
    <style:style style:name="Tabela5.B" style:family="table-column">
      <style:table-column-properties style:column-width="2.887cm"/>
    </style:style>
    <style:style style:name="Tabela5.C" style:family="table-column">
      <style:table-column-properties style:column-width="1.91cm"/>
    </style:style>
    <style:style style:name="Tabela5.D" style:family="table-column">
      <style:table-column-properties style:column-width="1.66cm"/>
    </style:style>
    <style:style style:name="Tabela5.E" style:family="table-column">
      <style:table-column-properties style:column-width="1.873cm"/>
    </style:style>
    <style:style style:name="Tabela5.F" style:family="table-column">
      <style:table-column-properties style:column-width="2.252cm"/>
    </style:style>
    <style:style style:name="Tabela5.G" style:family="table-column">
      <style:table-column-properties style:column-width="1.028cm"/>
    </style:style>
    <style:style style:name="Tabela5.I" style:family="table-column">
      <style:table-column-properties style:column-width="1.014cm"/>
    </style:style>
    <style:style style:name="Tabela5.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5.F1" style:family="table-cell">
      <style:table-cell-properties style:vertical-align="middle" fo:background-color="#cccccc" fo:padding="0.097cm" fo:border="0.5pt solid #000000" style:writing-mode="page">
        <style:background-image/>
      </style:table-cell-properties>
    </style:style>
    <style:style style:name="Tabela5.A2" style:family="table-cell">
      <style:table-cell-properties style:vertical-align="middle" fo:background-color="#cccccc" fo:padding="0.097cm" fo:border-left="0.5pt solid #000000" fo:border-right="none" fo:border-top="none" fo:border-bottom="0.5pt solid #000000" style:writing-mode="page">
        <style:background-image/>
      </style:table-cell-properties>
    </style:style>
    <style:style style:name="Tabela5.I2"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ela5.B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5.I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7" style:family="table">
      <style:table-properties style:width="17cm" table:align="margins"/>
    </style:style>
    <style:style style:name="Tabela7.A" style:family="table-column">
      <style:table-column-properties style:column-width="4.604cm" style:rel-column-width="17747*"/>
    </style:style>
    <style:style style:name="Tabela7.B" style:family="table-column">
      <style:table-column-properties style:column-width="12.397cm" style:rel-column-width="47788*"/>
    </style:style>
    <style:style style:name="Tabela7.A1" style:family="table-cell">
      <style:table-cell-properties style:vertical-align="middle" fo:padding="0.097cm" fo:border="0.5pt solid #000000" style:writing-mode="page"/>
    </style:style>
    <style:style style:name="Tabela7.A2" style:family="table-cell">
      <style:table-cell-properties style:vertical-align="middle" fo:padding="0.097cm" fo:border-left="0.5pt solid #000000" fo:border-right="none" fo:border-top="none" fo:border-bottom="0.5pt solid #000000" style:writing-mode="page"/>
    </style:style>
    <style:style style:name="Tabela7.B2" style:family="table-cell">
      <style:table-cell-properties style:vertical-align="middle" fo:padding="0.097cm" fo:border-left="0.5pt solid #000000" fo:border-right="0.5pt solid #000000" fo:border-top="none" fo:border-bottom="0.5pt solid #000000" style:writing-mode="page"/>
    </style:style>
    <style:style style:name="Tabela6" style:family="table">
      <style:table-properties style:width="17cm" table:align="margins"/>
    </style:style>
    <style:style style:name="Tabela6.A" style:family="table-column">
      <style:table-column-properties style:column-width="2.505cm" style:rel-column-width="9655*"/>
    </style:style>
    <style:style style:name="Tabela6.B" style:family="table-column">
      <style:table-column-properties style:column-width="2.805cm" style:rel-column-width="10811*"/>
    </style:style>
    <style:style style:name="Tabela6.C" style:family="table-column">
      <style:table-column-properties style:column-width="11.691cm" style:rel-column-width="45069*"/>
    </style:style>
    <style:style style:name="Tabela6.A1" style:family="table-cell">
      <style:table-cell-properties style:vertical-align="middle" fo:padding="0.097cm" fo:border-left="0.5pt solid #000000" fo:border-right="none" fo:border-top="0.5pt solid #000000" fo:border-bottom="0.5pt solid #000000" style:writing-mode="page"/>
    </style:style>
    <style:style style:name="Tabela6.C1" style:family="table-cell">
      <style:table-cell-properties style:vertical-align="middle" fo:padding="0.097cm" fo:border="0.5pt solid #000000" style:writing-mode="page"/>
    </style:style>
    <style:style style:name="Tabela6.A2" style:family="table-cell">
      <style:table-cell-properties style:vertical-align="middle" fo:padding="0.097cm" fo:border-left="0.5pt solid #000000" fo:border-right="none" fo:border-top="none" fo:border-bottom="0.5pt solid #000000" style:writing-mode="page"/>
    </style:style>
    <style:style style:name="Tabela6.C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Text_20_body">
      <style:paragraph-properties fo:text-align="justify" style:justify-single-word="false" style:writing-mode="lr-tb"/>
      <style:text-properties fo:color="#000000" loext:opacity="100%" fo:font-weight="normal" officeooo:paragraph-rsid="00b0ea92" style:font-weight-asian="normal" style:font-weight-complex="normal"/>
    </style:style>
    <style:style style:name="P2" style:family="paragraph" style:parent-style-name="Text_20_body">
      <style:paragraph-properties fo:margin-left="1.251cm" fo:text-align="justify" style:justify-single-word="false" fo:text-indent="0cm" style:auto-text-indent="false" style:writing-mode="lr-tb"/>
      <style:text-properties fo:color="#000000" loext:opacity="100%" fo:font-weight="normal" officeooo:paragraph-rsid="00d6334d" style:font-weight-asian="normal" style:font-weight-complex="normal"/>
    </style:style>
    <style:style style:name="P3" style:family="paragraph" style:parent-style-name="Text_20_body">
      <style:paragraph-properties fo:text-align="justify" style:justify-single-word="false" style:writing-mode="lr-tb"/>
      <style:text-properties fo:color="#000000" loext:opacity="100%" fo:font-weight="normal" officeooo:paragraph-rsid="00d6334d" style:font-weight-asian="normal" style:font-weight-complex="normal"/>
    </style:style>
    <style:style style:name="P4" style:family="paragraph" style:parent-style-name="Text_20_body">
      <style:paragraph-properties fo:margin-left="1.251cm" fo:text-align="justify" style:justify-single-word="false" fo:text-indent="0cm" style:auto-text-indent="false" style:writing-mode="lr-tb"/>
      <style:text-properties fo:color="#000000" loext:opacity="100%" fo:font-weight="normal" officeooo:paragraph-rsid="00d7d107" style:font-weight-asian="normal" style:font-weight-complex="normal"/>
    </style:style>
    <style:style style:name="P5" style:family="paragraph" style:parent-style-name="Text_20_body">
      <style:paragraph-properties fo:margin-left="1.251cm" fo:text-align="justify" style:justify-single-word="false" fo:text-indent="0cm" style:auto-text-indent="false" style:writing-mode="lr-tb"/>
      <style:text-properties fo:color="#000000" loext:opacity="100%" fo:font-weight="normal" officeooo:paragraph-rsid="00e2bcac" style:font-weight-asian="normal" style:font-weight-complex="normal"/>
    </style:style>
    <style:style style:name="P6" style:family="paragraph" style:parent-style-name="Text_20_body">
      <style:paragraph-properties fo:margin-left="1.251cm" fo:text-align="justify" style:justify-single-word="false" fo:text-indent="0cm" style:auto-text-indent="false" style:writing-mode="lr-tb"/>
      <style:text-properties fo:color="#000000" loext:opacity="100%" fo:font-weight="normal" officeooo:paragraph-rsid="00e49003" style:font-weight-asian="normal" style:font-weight-complex="normal"/>
    </style:style>
    <style:style style:name="P7" style:family="paragraph" style:parent-style-name="Text_20_body">
      <style:paragraph-properties fo:margin-left="1.251cm" fo:text-align="justify" style:justify-single-word="false" fo:text-indent="0cm" style:auto-text-indent="false" style:writing-mode="lr-tb"/>
      <style:text-properties fo:color="#000000" loext:opacity="100%" fo:font-weight="normal" officeooo:paragraph-rsid="00e5dc3b" style:font-weight-asian="normal" style:font-weight-complex="normal"/>
    </style:style>
    <style:style style:name="P8" style:family="paragraph" style:parent-style-name="Text_20_body">
      <style:paragraph-properties fo:text-align="justify" style:justify-single-word="false" style:writing-mode="lr-tb"/>
      <style:text-properties fo:color="#000000" loext:opacity="100%" fo:font-weight="normal" officeooo:paragraph-rsid="00ebb4be" style:font-weight-asian="normal" style:font-weight-complex="normal"/>
    </style:style>
    <style:style style:name="P9" style:family="paragraph" style:parent-style-name="Text_20_body">
      <style:paragraph-properties fo:margin-left="1.251cm" fo:text-align="justify" style:justify-single-word="false" fo:text-indent="0cm" style:auto-text-indent="false" style:writing-mode="lr-tb"/>
      <style:text-properties fo:color="#000000" loext:opacity="100%" fo:font-weight="normal" officeooo:paragraph-rsid="00ef159d" style:font-weight-asian="normal" style:font-weight-complex="normal"/>
    </style:style>
    <style:style style:name="P10" style:family="paragraph" style:parent-style-name="Text_20_body">
      <style:paragraph-properties fo:text-align="justify" style:justify-single-word="false" style:writing-mode="lr-tb"/>
      <style:text-properties fo:color="#000000" loext:opacity="100%" fo:font-weight="normal" style:font-weight-asian="normal" style:font-weight-complex="normal"/>
    </style:style>
    <style:style style:name="P11" style:family="paragraph" style:parent-style-name="Text_20_body">
      <style:paragraph-properties fo:text-align="justify" style:justify-single-word="false" style:writing-mode="lr-tb"/>
      <style:text-properties fo:color="#000000" loext:opacity="100%" fo:font-weight="normal" officeooo:paragraph-rsid="00f6beb1" style:font-weight-asian="normal" style:font-weight-complex="normal"/>
    </style:style>
    <style:style style:name="P12" style:family="paragraph" style:parent-style-name="Text_20_body">
      <style:paragraph-properties fo:text-align="justify" style:justify-single-word="false" style:writing-mode="lr-tb"/>
      <style:text-properties fo:color="#000000" loext:opacity="100%" fo:font-weight="normal" officeooo:paragraph-rsid="01059ead" style:font-weight-asian="normal" style:font-weight-complex="normal"/>
    </style:style>
    <style:style style:name="P13" style:family="paragraph" style:parent-style-name="Text_20_body">
      <style:paragraph-properties fo:text-align="justify" style:justify-single-word="false" style:writing-mode="lr-tb"/>
      <style:text-properties fo:color="#000000" loext:opacity="100%" fo:font-weight="normal" officeooo:paragraph-rsid="00d2a9e5" style:font-weight-asian="normal" style:font-weight-complex="normal"/>
    </style:style>
    <style:style style:name="P14" style:family="paragraph" style:parent-style-name="Text_20_body">
      <style:paragraph-properties fo:text-align="justify" style:justify-single-word="false" style:writing-mode="lr-tb"/>
      <style:text-properties fo:color="#000000" loext:opacity="100%" fo:font-weight="normal" officeooo:paragraph-rsid="0106b8cc" style:font-weight-asian="normal" style:font-weight-complex="normal"/>
    </style:style>
    <style:style style:name="P15" style:family="paragraph" style:parent-style-name="Text_20_body">
      <style:paragraph-properties fo:text-align="justify" style:justify-single-word="false"/>
      <style:text-properties fo:color="#000000" loext:opacity="100%" fo:font-weight="normal" style:font-weight-asian="normal" style:font-weight-complex="normal"/>
    </style:style>
    <style:style style:name="P16" style:family="paragraph" style:parent-style-name="Text_20_body">
      <style:paragraph-properties fo:margin-left="1.251cm" fo:text-align="justify" style:justify-single-word="false" fo:text-indent="0cm" style:auto-text-indent="false" style:writing-mode="lr-tb"/>
      <style:text-properties fo:color="#000000" loext:opacity="100%" fo:font-weight="normal" officeooo:paragraph-rsid="0163a277" style:font-weight-asian="normal" style:font-weight-complex="normal"/>
    </style:style>
    <style:style style:name="P17" style:family="paragraph" style:parent-style-name="Text_20_body">
      <style:paragraph-properties fo:text-align="justify" style:justify-single-word="false" style:writing-mode="lr-tb"/>
      <style:text-properties fo:color="#000000" loext:opacity="100%" fo:font-weight="normal" officeooo:paragraph-rsid="014a7812" style:font-weight-asian="normal" style:font-weight-complex="normal"/>
    </style:style>
    <style:style style:name="P18" style:family="paragraph" style:parent-style-name="Text_20_body">
      <style:paragraph-properties fo:margin-top="0cm" fo:margin-bottom="0cm" style:contextual-spacing="false" fo:text-align="justify" style:justify-single-word="false"/>
      <style:text-properties fo:color="#000000" loext:opacity="100%" fo:font-weight="normal" officeooo:paragraph-rsid="014e430b" style:font-weight-asian="normal" style:font-weight-complex="normal"/>
    </style:style>
    <style:style style:name="P19" style:family="paragraph" style:parent-style-name="Text_20_body">
      <style:paragraph-properties fo:margin-top="0cm" fo:margin-bottom="0cm" style:contextual-spacing="false" fo:text-align="justify" style:justify-single-word="false"/>
      <style:text-properties fo:color="#000000" loext:opacity="100%" fo:font-weight="normal" style:font-weight-asian="normal" style:font-weight-complex="normal"/>
    </style:style>
    <style:style style:name="P20" style:family="paragraph" style:parent-style-name="Text_20_body">
      <style:paragraph-properties fo:text-align="justify" style:justify-single-word="false"/>
      <style:text-properties fo:color="#000000" loext:opacity="100%" fo:font-weight="normal" officeooo:paragraph-rsid="011210c1" style:font-weight-asian="normal" style:font-weight-complex="normal"/>
    </style:style>
    <style:style style:name="P21" style:family="paragraph" style:parent-style-name="Text_20_body">
      <style:paragraph-properties fo:text-align="justify" style:justify-single-word="false" style:writing-mode="lr-tb"/>
      <style:text-properties fo:color="#000000" loext:opacity="100%" fo:font-weight="normal" officeooo:rsid="00abb9af" officeooo:paragraph-rsid="00a66873" style:font-weight-asian="normal" style:font-weight-complex="normal"/>
    </style:style>
    <style:style style:name="P22" style:family="paragraph" style:parent-style-name="Text_20_body">
      <style:paragraph-properties fo:text-align="justify" style:justify-single-word="false" style:writing-mode="lr-tb"/>
      <style:text-properties fo:color="#000000" loext:opacity="100%" fo:font-weight="normal" officeooo:rsid="00c9ace5" officeooo:paragraph-rsid="00d6334d" style:font-weight-asian="normal" style:font-weight-complex="normal"/>
    </style:style>
    <style:style style:name="P23" style:family="paragraph" style:parent-style-name="Text_20_body">
      <style:paragraph-properties fo:text-align="justify" style:justify-single-word="false" style:writing-mode="lr-tb"/>
      <style:text-properties fo:color="#000000" loext:opacity="100%" fo:font-weight="normal" officeooo:rsid="00c9ace5" officeooo:paragraph-rsid="00f7cb88" style:font-weight-asian="normal" style:font-weight-complex="normal"/>
    </style:style>
    <style:style style:name="P24" style:family="paragraph" style:parent-style-name="Text_20_body">
      <style:paragraph-properties fo:margin-left="2.501cm" fo:text-align="justify" style:justify-single-word="false" fo:text-indent="0cm" style:auto-text-indent="false" style:writing-mode="lr-tb"/>
      <style:text-properties fo:color="#000000" loext:opacity="100%" fo:font-weight="normal" officeooo:rsid="00c9ace5" style:font-weight-asian="normal" style:font-weight-complex="normal"/>
    </style:style>
    <style:style style:name="P25" style:family="paragraph" style:parent-style-name="Text_20_body">
      <style:paragraph-properties fo:margin-left="1.251cm" fo:text-indent="0cm" style:auto-text-indent="false"/>
      <style:text-properties fo:color="#000000" loext:opacity="100%" fo:font-weight="normal" officeooo:paragraph-rsid="00f55318" style:font-weight-asian="normal" style:font-weight-complex="normal"/>
    </style:style>
    <style:style style:name="P26" style:family="paragraph" style:parent-style-name="Text_20_body">
      <style:text-properties fo:color="#000000" loext:opacity="100%" fo:font-weight="normal" officeooo:paragraph-rsid="00f55318" style:font-weight-asian="normal" style:font-weight-complex="normal"/>
    </style:style>
    <style:style style:name="P27" style:family="paragraph" style:parent-style-name="Text_20_body">
      <style:paragraph-properties fo:margin-left="1.251cm" fo:text-indent="0cm" style:auto-text-indent="false"/>
      <style:text-properties fo:color="#000000" loext:opacity="100%" fo:font-weight="normal" officeooo:rsid="01187d37" officeooo:paragraph-rsid="01187d37" style:font-weight-asian="normal" style:font-weight-complex="normal"/>
    </style:style>
    <style:style style:name="P28" style:family="paragraph" style:parent-style-name="Text_20_body">
      <style:paragraph-properties fo:margin-left="1.251cm" fo:text-indent="0cm" style:auto-text-indent="false"/>
      <style:text-properties fo:color="#000000" loext:opacity="100%" fo:font-weight="normal" officeooo:rsid="01195cf2" officeooo:paragraph-rsid="011aa295" style:font-weight-asian="normal" style:font-weight-complex="normal"/>
    </style:style>
    <style:style style:name="P29" style:family="paragraph" style:parent-style-name="Text_20_body">
      <style:text-properties fo:color="#000000" loext:opacity="100%" fo:font-weight="normal" style:font-weight-asian="normal" style:font-weight-complex="normal"/>
    </style:style>
    <style:style style:name="P30" style:family="paragraph" style:parent-style-name="Text_20_body">
      <style:paragraph-properties fo:margin-top="0cm" fo:margin-bottom="0cm" style:contextual-spacing="false" fo:text-align="justify" style:justify-single-word="false"/>
      <style:text-properties fo:color="#000000" loext:opacity="100%" fo:font-weight="normal" officeooo:rsid="010748b5" style:font-weight-asian="normal" style:font-weight-complex="normal"/>
    </style:style>
    <style:style style:name="P31" style:family="paragraph" style:parent-style-name="Table_20_Heading">
      <style:text-properties fo:color="#000000" loext:opacity="100%" fo:font-size="10pt" officeooo:rsid="0032ba36" officeooo:paragraph-rsid="0032ba36" style:font-size-asian="10pt" style:font-size-complex="10pt"/>
    </style:style>
    <style:style style:name="P32" style:family="paragraph" style:parent-style-name="Table_20_Contents">
      <style:paragraph-properties fo:text-align="center" style:justify-single-word="false"/>
      <style:text-properties fo:color="#000000" loext:opacity="100%" fo:font-size="10pt" style:font-size-asian="10pt" style:font-size-complex="10pt"/>
    </style:style>
    <style:style style:name="P33" style:family="paragraph" style:parent-style-name="Table_20_Contents">
      <style:paragraph-properties fo:text-align="start" style:justify-single-word="false"/>
      <style:text-properties fo:color="#000000" loext:opacity="100%" fo:font-size="10pt" style:font-size-asian="10pt" style:font-size-complex="10pt"/>
    </style:style>
    <style:style style:name="P34" style:family="paragraph" style:parent-style-name="Table_20_Contents">
      <style:paragraph-properties fo:text-align="start" style:justify-single-word="false"/>
      <style:text-properties fo:color="#000000" loext:opacity="100%" fo:font-size="10pt" officeooo:paragraph-rsid="0148e5ae" style:font-size-asian="10pt" style:font-size-complex="10pt"/>
    </style:style>
    <style:style style:name="P35" style:family="paragraph" style:parent-style-name="Table_20_Contents">
      <style:paragraph-properties fo:text-align="center" style:justify-single-word="false"/>
      <style:text-properties fo:color="#000000" loext:opacity="100%" fo:font-size="10pt" officeooo:rsid="003c8bbf" officeooo:paragraph-rsid="003c8bbf" style:font-size-asian="10pt" style:font-size-complex="10pt"/>
    </style:style>
    <style:style style:name="P36" style:family="paragraph" style:parent-style-name="Table_20_Contents">
      <style:paragraph-properties fo:text-align="start" style:justify-single-word="false"/>
      <style:text-properties fo:color="#000000" loext:opacity="100%" fo:font-size="10pt" officeooo:rsid="003e2b7c" officeooo:paragraph-rsid="003e2b7c" style:font-size-asian="10pt" style:font-size-complex="10pt"/>
    </style:style>
    <style:style style:name="P37" style:family="paragraph" style:parent-style-name="Table_20_Contents">
      <style:paragraph-properties fo:text-align="center" style:justify-single-word="false"/>
      <style:text-properties fo:color="#000000" loext:opacity="100%" fo:font-size="10pt" officeooo:rsid="003e2b7c" officeooo:paragraph-rsid="003e2b7c" style:font-size-asian="10pt" style:font-size-complex="10pt"/>
    </style:style>
    <style:style style:name="P38" style:family="paragraph" style:parent-style-name="Table_20_Contents">
      <style:paragraph-properties fo:text-align="center" style:justify-single-word="false"/>
      <style:text-properties fo:color="#000000" loext:opacity="100%" fo:font-size="10pt" officeooo:rsid="003e2b7c" officeooo:paragraph-rsid="004e72a6" style:font-size-asian="10pt" style:font-size-complex="10pt"/>
    </style:style>
    <style:style style:name="P39" style:family="paragraph" style:parent-style-name="Table_20_Contents">
      <style:paragraph-properties fo:text-align="start" style:justify-single-word="false"/>
      <style:text-properties fo:color="#000000" loext:opacity="100%" fo:font-size="10pt" officeooo:rsid="0040557f" officeooo:paragraph-rsid="0040557f" style:font-size-asian="10pt" style:font-size-complex="10pt"/>
    </style:style>
    <style:style style:name="P40" style:family="paragraph" style:parent-style-name="Table_20_Contents">
      <style:paragraph-properties fo:text-align="center" style:justify-single-word="false"/>
      <style:text-properties fo:color="#000000" loext:opacity="100%" fo:font-size="10pt" officeooo:rsid="0044e3d4" officeooo:paragraph-rsid="0044e3d4" style:font-size-asian="10pt" style:font-size-complex="10pt"/>
    </style:style>
    <style:style style:name="P41" style:family="paragraph" style:parent-style-name="Table_20_Contents">
      <style:paragraph-properties fo:text-align="center" style:justify-single-word="false"/>
      <style:text-properties fo:color="#000000" loext:opacity="100%" fo:font-size="10pt" officeooo:rsid="0046855a" officeooo:paragraph-rsid="0046855a" style:font-size-asian="10pt" style:font-size-complex="10pt"/>
    </style:style>
    <style:style style:name="P42" style:family="paragraph" style:parent-style-name="Table_20_Contents">
      <style:paragraph-properties fo:text-align="center" style:justify-single-word="false"/>
      <style:text-properties fo:color="#000000" loext:opacity="100%" fo:font-size="10pt" officeooo:rsid="005827ce" officeooo:paragraph-rsid="005827ce" style:font-size-asian="10pt" style:font-size-complex="10pt"/>
    </style:style>
    <style:style style:name="P43" style:family="paragraph" style:parent-style-name="Table_20_Contents">
      <style:text-properties fo:color="#000000" loext:opacity="100%" fo:font-size="10pt" officeooo:rsid="005827ce" officeooo:paragraph-rsid="005827ce" style:font-size-asian="10pt" style:font-size-complex="10pt"/>
    </style:style>
    <style:style style:name="P44" style:family="paragraph" style:parent-style-name="Table_20_Contents">
      <style:paragraph-properties fo:text-align="center" style:justify-single-word="false"/>
      <style:text-properties fo:color="#000000" loext:opacity="100%" fo:font-size="10pt" officeooo:rsid="00e873ce" officeooo:paragraph-rsid="0148e5ae" style:font-size-asian="10pt" style:font-size-complex="10pt"/>
    </style:style>
    <style:style style:name="P45" style:family="paragraph" style:parent-style-name="Text_20_body">
      <style:paragraph-properties fo:margin-top="0cm" fo:margin-bottom="0cm" style:contextual-spacing="false" fo:text-align="justify" style:justify-single-word="false" style:writing-mode="lr-tb"/>
      <style:text-properties fo:color="#000000" loext:opacity="100%" fo:font-size="10pt" officeooo:paragraph-rsid="0023247e" style:font-size-asian="10pt" style:font-size-complex="10pt"/>
    </style:style>
    <style:style style:name="P46" style:family="paragraph" style:parent-style-name="Table_20_Contents">
      <style:paragraph-properties fo:text-align="center" style:justify-single-word="false"/>
      <style:text-properties fo:color="#000000" loext:opacity="100%" fo:font-size="10pt" fo:font-weight="bold" officeooo:rsid="003c8bbf" officeooo:paragraph-rsid="003c8bbf" style:font-size-asian="10pt" style:font-weight-asian="bold" style:font-size-complex="10pt" style:font-weight-complex="bold"/>
    </style:style>
    <style:style style:name="P47" style:family="paragraph" style:parent-style-name="Table_20_Contents">
      <style:paragraph-properties fo:text-align="center" style:justify-single-word="false"/>
      <style:text-properties fo:color="#000000" loext:opacity="100%" fo:font-size="10pt" fo:font-weight="bold" officeooo:rsid="003e2b7c" officeooo:paragraph-rsid="003e2b7c"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fo:color="#000000" loext:opacity="100%" fo:font-size="10pt" fo:font-weight="bold" officeooo:rsid="003f928b" officeooo:paragraph-rsid="003e2b7c" style:font-size-asian="10pt" style:font-weight-asian="bold" style:font-size-complex="10pt" style:font-weight-complex="bold"/>
    </style:style>
    <style:style style:name="P49" style:family="paragraph" style:parent-style-name="Table_20_Contents">
      <style:paragraph-properties fo:text-align="center" style:justify-single-word="false"/>
      <style:text-properties fo:color="#000000" loext:opacity="100%" fo:font-size="10pt" fo:font-weight="bold" officeooo:rsid="00446e49" officeooo:paragraph-rsid="00446e49" style:font-size-asian="10pt" style:font-weight-asian="bold" style:font-size-complex="10pt" style:font-weight-complex="bold"/>
    </style:style>
    <style:style style:name="P50" style:family="paragraph" style:parent-style-name="Table_20_Contents">
      <style:paragraph-properties fo:text-align="start" style:justify-single-word="false"/>
      <style:text-properties fo:color="#000000" loext:opacity="100%" fo:font-size="10pt" fo:font-weight="bold" officeooo:rsid="0044e3d4" officeooo:paragraph-rsid="0044e3d4"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fo:color="#000000" loext:opacity="100%" fo:font-size="10pt" fo:font-weight="bold" officeooo:rsid="00486244" officeooo:paragraph-rsid="00486244"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fo:color="#000000" loext:opacity="100%" fo:font-size="10pt" fo:font-weight="bold" officeooo:rsid="0048a855" officeooo:paragraph-rsid="0048a855" style:font-size-asian="10pt" style:font-weight-asian="bold" style:font-size-complex="10pt" style:font-weight-complex="bold"/>
    </style:style>
    <style:style style:name="P53" style:family="paragraph" style:parent-style-name="Table_20_Contents">
      <style:paragraph-properties fo:text-align="start" style:justify-single-word="false"/>
      <style:text-properties fo:color="#000000" loext:opacity="100%" fo:font-size="10pt" fo:font-weight="bold" officeooo:rsid="004a27b4" officeooo:paragraph-rsid="004a27b4"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fo:color="#000000" loext:opacity="100%" fo:font-size="10pt" fo:font-weight="bold" officeooo:rsid="004bd85b" officeooo:paragraph-rsid="004bd85b" style:font-size-asian="10pt" style:font-weight-asian="bold" style:font-size-complex="10pt" style:font-weight-complex="bold"/>
    </style:style>
    <style:style style:name="P55" style:family="paragraph" style:parent-style-name="Table_20_Contents">
      <style:paragraph-properties fo:text-align="center" style:justify-single-word="false"/>
      <style:text-properties fo:color="#000000" loext:opacity="100%" fo:font-size="10pt" fo:font-weight="bold" officeooo:rsid="004dfedd" officeooo:paragraph-rsid="004dfedd" style:font-size-asian="10pt" style:font-weight-asian="bold" style:font-size-complex="10pt" style:font-weight-complex="bold"/>
    </style:style>
    <style:style style:name="P56" style:family="paragraph" style:parent-style-name="Table_20_Contents">
      <style:paragraph-properties fo:text-align="start" style:justify-single-word="false"/>
      <style:text-properties fo:color="#000000" loext:opacity="100%" fo:font-size="10pt" fo:font-weight="bold" officeooo:rsid="004c7555" officeooo:paragraph-rsid="004e72a6" style:font-size-asian="10pt" style:font-weight-asian="bold" style:font-size-complex="10pt" style:font-weight-complex="bold"/>
    </style:style>
    <style:style style:name="P57" style:family="paragraph" style:parent-style-name="Table_20_Contents">
      <style:paragraph-properties fo:text-align="start" style:justify-single-word="false"/>
      <style:text-properties fo:color="#000000" loext:opacity="100%" fo:font-size="10pt" fo:font-weight="bold" officeooo:rsid="004e72a6" officeooo:paragraph-rsid="004e72a6"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fo:color="#000000" loext:opacity="100%" fo:font-size="10pt" fo:font-weight="bold" officeooo:rsid="0050a4b5" officeooo:paragraph-rsid="0050a4b5"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fo:color="#000000" loext:opacity="100%" fo:font-size="10pt" fo:font-weight="bold" officeooo:rsid="0051e177" officeooo:paragraph-rsid="0051e177"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fo:color="#000000" loext:opacity="100%" fo:font-size="10pt" fo:font-weight="bold" officeooo:rsid="00547520" officeooo:paragraph-rsid="00547520"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fo:color="#000000" loext:opacity="100%" fo:font-size="10pt" fo:font-weight="bold" officeooo:rsid="00547520" officeooo:paragraph-rsid="0055e7ba"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fo:color="#000000" loext:opacity="100%" fo:font-size="10pt" fo:font-weight="bold" officeooo:rsid="0054a773" officeooo:paragraph-rsid="0054a773"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fo:color="#000000" loext:opacity="100%" fo:font-size="10pt" fo:font-weight="bold" officeooo:rsid="0054a773" officeooo:paragraph-rsid="0055e7ba" style:font-size-asian="10pt" style:font-weight-asian="bold" style:font-size-complex="10pt" style:font-weight-complex="bold"/>
    </style:style>
    <style:style style:name="P64" style:family="paragraph" style:parent-style-name="Table_20_Contents">
      <style:paragraph-properties fo:text-align="center" style:justify-single-word="false"/>
      <style:text-properties fo:color="#000000" loext:opacity="100%" fo:font-size="10pt" fo:font-weight="bold" officeooo:rsid="0057c292" officeooo:paragraph-rsid="0057c292"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fo:color="#000000" loext:opacity="100%" fo:font-size="10pt" fo:font-weight="bold" officeooo:rsid="0055e7ba" officeooo:paragraph-rsid="0055e7ba" style:font-size-asian="10pt" style:font-weight-asian="bold" style:font-size-complex="10pt" style:font-weight-complex="bold"/>
    </style:style>
    <style:style style:name="P66" style:family="paragraph" style:parent-style-name="Table_20_Contents">
      <style:paragraph-properties fo:text-align="center" style:justify-single-word="false"/>
      <style:text-properties fo:color="#000000" loext:opacity="100%" fo:font-size="10pt" fo:font-weight="bold" officeooo:rsid="005827ce" officeooo:paragraph-rsid="005827ce"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fo:color="#000000" loext:opacity="100%" fo:font-size="10pt" fo:font-weight="bold" officeooo:rsid="00e78688" officeooo:paragraph-rsid="0148e5ae"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fo:color="#000000" loext:opacity="100%" fo:font-size="10pt" fo:font-weight="normal" officeooo:rsid="0048a855" officeooo:paragraph-rsid="0048a855" style:font-size-asian="10pt" style:font-weight-asian="normal" style:font-size-complex="10pt" style:font-weight-complex="normal"/>
    </style:style>
    <style:style style:name="P69" style:family="paragraph" style:parent-style-name="Table_20_Contents">
      <style:paragraph-properties fo:text-align="center" style:justify-single-word="false"/>
      <style:text-properties fo:color="#000000" loext:opacity="100%" fo:font-size="10pt" fo:font-weight="normal" officeooo:rsid="0048a855" officeooo:paragraph-rsid="004aac8e" style:font-size-asian="10pt" style:font-weight-asian="normal" style:font-size-complex="10pt" style:font-weight-complex="normal"/>
    </style:style>
    <style:style style:name="P70" style:family="paragraph" style:parent-style-name="Table_20_Contents">
      <style:paragraph-properties fo:text-align="center" style:justify-single-word="false"/>
      <style:text-properties fo:color="#000000" loext:opacity="100%" fo:font-size="10pt" fo:font-weight="normal" officeooo:rsid="003e2b7c" officeooo:paragraph-rsid="003e2b7c" style:font-size-asian="10pt" style:font-weight-asian="normal" style:font-size-complex="10pt" style:font-weight-complex="normal"/>
    </style:style>
    <style:style style:name="P71" style:family="paragraph" style:parent-style-name="Standard">
      <style:text-properties fo:color="#000000" loext:opacity="100%" officeooo:paragraph-rsid="0055e7ba"/>
    </style:style>
    <style:style style:name="P72" style:family="paragraph" style:parent-style-name="Standard">
      <style:paragraph-properties fo:text-align="center" style:justify-single-word="false"/>
      <style:text-properties fo:color="#000000" loext:opacity="100%" fo:font-weight="bold" officeooo:rsid="005827ce" officeooo:paragraph-rsid="005827ce" style:font-weight-asian="bold" style:font-weight-complex="bold"/>
    </style:style>
    <style:style style:name="P73" style:family="paragraph" style:parent-style-name="Standard">
      <style:paragraph-properties fo:text-align="center" style:justify-single-word="false" fo:break-before="page"/>
      <style:text-properties fo:color="#000000" loext:opacity="100%" fo:font-weight="bold" officeooo:rsid="005827ce" officeooo:paragraph-rsid="005827ce" style:font-weight-asian="bold" style:font-weight-complex="bold"/>
    </style:style>
    <style:style style:name="P74" style:family="paragraph" style:parent-style-name="Standard">
      <style:paragraph-properties fo:text-align="center" style:justify-single-word="false"/>
      <style:text-properties fo:color="#000000" loext:opacity="100%" fo:font-weight="bold" officeooo:rsid="005827ce" officeooo:paragraph-rsid="0148e5ae" style:font-weight-asian="bold" style:font-weight-complex="bold"/>
    </style:style>
    <style:style style:name="P75" style:family="paragraph" style:parent-style-name="Text_20_body">
      <style:paragraph-properties fo:margin-top="0cm" fo:margin-bottom="0cm" style:contextual-spacing="false" fo:text-align="justify" style:justify-single-word="false" style:writing-mode="lr-tb"/>
      <style:text-properties fo:color="#000000" loext:opacity="100%" fo:font-weight="bold" style:font-weight-asian="bold" style:font-weight-complex="bold"/>
    </style:style>
    <style:style style:name="P76" style:family="paragraph" style:parent-style-name="Text_20_body">
      <style:paragraph-properties fo:margin-top="0cm" fo:margin-bottom="0cm" style:contextual-spacing="false" fo:text-align="justify" style:justify-single-word="false" style:writing-mode="lr-tb"/>
      <style:text-properties fo:color="#000000" loext:opacity="100%" fo:font-weight="bold" officeooo:paragraph-rsid="0023247e" style:font-weight-asian="bold" style:font-weight-complex="bold"/>
    </style:style>
    <style:style style:name="P77" style:family="paragraph" style:parent-style-name="Text_20_body">
      <style:paragraph-properties fo:text-align="justify" style:justify-single-word="false" style:writing-mode="lr-tb"/>
      <style:text-properties fo:color="#000000" loext:opacity="100%" fo:font-weight="bold" officeooo:paragraph-rsid="00ddfb71" style:font-weight-asian="bold" style:font-weight-complex="bold"/>
    </style:style>
    <style:style style:name="P78" style:family="paragraph" style:parent-style-name="Text_20_body">
      <style:paragraph-properties fo:text-align="justify" style:justify-single-word="false" style:writing-mode="lr-tb"/>
      <style:text-properties fo:color="#000000" loext:opacity="100%" fo:font-weight="bold" officeooo:paragraph-rsid="00f24c11" style:font-weight-asian="bold" style:font-weight-complex="bold"/>
    </style:style>
    <style:style style:name="P79" style:family="paragraph" style:parent-style-name="Table_20_Contents">
      <style:paragraph-properties fo:text-align="center" style:justify-single-word="false"/>
      <style:text-properties fo:color="#000000" loext:opacity="100%" fo:font-size="9pt" fo:font-weight="bold" officeooo:rsid="0054a773" officeooo:paragraph-rsid="0054a773" style:font-size-asian="9pt" style:font-weight-asian="bold" style:font-size-complex="9pt" style:font-weight-complex="bold"/>
    </style:style>
    <style:style style:name="P80" style:family="paragraph" style:parent-style-name="Text_20_body">
      <style:paragraph-properties fo:text-align="justify" style:justify-single-word="false" style:writing-mode="lr-tb"/>
      <style:text-properties fo:color="#000000" loext:opacity="100%"/>
    </style:style>
    <style:style style:name="P81" style:family="paragraph" style:parent-style-name="Text_20_body">
      <style:paragraph-properties fo:text-align="justify" style:justify-single-word="false" style:writing-mode="lr-tb"/>
      <style:text-properties fo:color="#000000" loext:opacity="100%" officeooo:paragraph-rsid="006be023"/>
    </style:style>
    <style:style style:name="P82" style:family="paragraph" style:parent-style-name="Text_20_body">
      <style:paragraph-properties fo:text-align="justify" style:justify-single-word="false" style:writing-mode="lr-tb"/>
      <style:text-properties fo:color="#000000" loext:opacity="100%" officeooo:paragraph-rsid="007f87ef"/>
    </style:style>
    <style:style style:name="P83" style:family="paragraph" style:parent-style-name="Text_20_body">
      <style:paragraph-properties fo:text-align="justify" style:justify-single-word="false" style:writing-mode="lr-tb"/>
      <style:text-properties fo:color="#000000" loext:opacity="100%" officeooo:paragraph-rsid="0090a64a"/>
    </style:style>
    <style:style style:name="P84" style:family="paragraph" style:parent-style-name="Text_20_body">
      <style:paragraph-properties fo:text-align="justify" style:justify-single-word="false" style:writing-mode="lr-tb"/>
      <style:text-properties fo:color="#000000" loext:opacity="100%" officeooo:paragraph-rsid="0096bd69"/>
    </style:style>
    <style:style style:name="P85" style:family="paragraph" style:parent-style-name="Text_20_body">
      <style:paragraph-properties fo:text-align="justify" style:justify-single-word="false" style:writing-mode="lr-tb"/>
      <style:text-properties fo:color="#000000" loext:opacity="100%" officeooo:paragraph-rsid="00f7cb88"/>
    </style:style>
    <style:style style:name="P86" style:family="paragraph" style:parent-style-name="Text_20_body">
      <style:paragraph-properties fo:margin-top="0cm" fo:margin-bottom="0cm" style:contextual-spacing="false" fo:text-align="justify" style:justify-single-word="false" style:writing-mode="lr-tb"/>
      <style:text-properties fo:color="#000000" loext:opacity="100%" officeooo:paragraph-rsid="014ba040"/>
    </style:style>
    <style:style style:name="P87" style:family="paragraph" style:parent-style-name="Text_20_body">
      <style:paragraph-properties fo:text-align="justify" style:justify-single-word="false" style:writing-mode="lr-tb"/>
      <style:text-properties fo:color="#000000" loext:opacity="100%" officeooo:paragraph-rsid="008accb4"/>
    </style:style>
    <style:style style:name="P88" style:family="paragraph" style:parent-style-name="Text_20_body">
      <style:paragraph-properties fo:margin-top="0cm" fo:margin-bottom="0cm" style:contextual-spacing="false" fo:text-align="justify" style:justify-single-word="false" style:writing-mode="lr-tb"/>
      <style:text-properties fo:color="#000000" loext:opacity="100%" officeooo:rsid="006351e1" officeooo:paragraph-rsid="006351e1"/>
    </style:style>
    <style:style style:name="P89" style:family="paragraph" style:parent-style-name="Text_20_body">
      <style:paragraph-properties fo:margin-left="0cm" fo:margin-right="0cm" fo:text-indent="0cm" style:auto-text-indent="false"/>
      <style:text-properties fo:color="#000000" loext:opacity="100%" officeooo:paragraph-rsid="010fd6c7"/>
    </style:style>
    <style:style style:name="P90" style:family="paragraph" style:parent-style-name="Text_20_body">
      <style:paragraph-properties fo:text-align="justify" style:justify-single-word="false" style:writing-mode="lr-tb"/>
      <style:text-properties fo:color="#000000" loext:opacity="100%" officeooo:rsid="00724646" officeooo:paragraph-rsid="00724646"/>
    </style:style>
    <style:style style:name="P91" style:family="paragraph" style:parent-style-name="Text_20_body">
      <style:paragraph-properties fo:text-align="justify" style:justify-single-word="false" style:writing-mode="lr-tb"/>
      <style:text-properties fo:color="#000000" loext:opacity="100%" officeooo:rsid="006ad003" officeooo:paragraph-rsid="006ad003"/>
    </style:style>
    <style:style style:name="P92" style:family="paragraph" style:parent-style-name="Text_20_body">
      <style:paragraph-properties fo:text-align="justify" style:justify-single-word="false" style:writing-mode="lr-tb"/>
      <style:text-properties fo:color="#000000" loext:opacity="100%" officeooo:rsid="006ad7ea" officeooo:paragraph-rsid="006ad7ea"/>
    </style:style>
    <style:style style:name="P93" style:family="paragraph" style:parent-style-name="Text_20_body">
      <style:paragraph-properties fo:text-align="justify" style:justify-single-word="false" style:writing-mode="lr-tb"/>
      <style:text-properties fo:color="#000000" loext:opacity="100%" officeooo:rsid="006ad7ea" officeooo:paragraph-rsid="00777839"/>
    </style:style>
    <style:style style:name="P94" style:family="paragraph" style:parent-style-name="Text_20_body">
      <style:paragraph-properties fo:text-align="justify" style:justify-single-word="false" style:writing-mode="lr-tb"/>
      <style:text-properties fo:color="#000000" loext:opacity="100%" officeooo:rsid="007d03aa" officeooo:paragraph-rsid="007d03aa"/>
    </style:style>
    <style:style style:name="P95" style:family="paragraph" style:parent-style-name="Text_20_body">
      <style:paragraph-properties fo:text-align="justify" style:justify-single-word="false" style:writing-mode="lr-tb"/>
      <style:text-properties fo:color="#000000" loext:opacity="100%" officeooo:rsid="00870412" officeooo:paragraph-rsid="00870412"/>
    </style:style>
    <style:style style:name="P96" style:family="paragraph" style:parent-style-name="Text_20_body">
      <style:paragraph-properties fo:text-align="justify" style:justify-single-word="false" style:writing-mode="lr-tb"/>
      <style:text-properties fo:color="#000000" loext:opacity="100%" officeooo:rsid="008d35f0" officeooo:paragraph-rsid="008d35f0"/>
    </style:style>
    <style:style style:name="P97" style:family="paragraph" style:parent-style-name="Text_20_body">
      <style:paragraph-properties fo:text-align="justify" style:justify-single-word="false" style:writing-mode="lr-tb"/>
      <style:text-properties fo:color="#000000" loext:opacity="100%" officeooo:rsid="00ebe612" officeooo:paragraph-rsid="00ebe612"/>
    </style:style>
    <style:style style:name="P98" style:family="paragraph" style:parent-style-name="Text_20_body">
      <style:text-properties fo:color="#000000" loext:opacity="100%" officeooo:paragraph-rsid="00c2e4be"/>
    </style:style>
    <style:style style:name="P99" style:family="paragraph" style:parent-style-name="Text_20_body">
      <style:paragraph-properties fo:text-align="center" style:justify-single-word="false"/>
      <style:text-properties fo:color="#000000" loext:opacity="100%" officeooo:rsid="0032ba36" officeooo:paragraph-rsid="0032ba36"/>
    </style:style>
    <style:style style:name="P100" style:family="paragraph" style:parent-style-name="Text_20_body">
      <style:paragraph-properties fo:text-align="center" style:justify-single-word="false"/>
      <style:text-properties fo:color="#000000" loext:opacity="100%" officeooo:rsid="003a931c" officeooo:paragraph-rsid="003a931c"/>
    </style:style>
    <style:style style:name="P101" style:family="paragraph" style:parent-style-name="Text_20_body">
      <style:text-properties fo:color="#000000" loext:opacity="100%"/>
    </style:style>
    <style:style style:name="P102" style:family="paragraph" style:parent-style-name="Text_20_body">
      <style:paragraph-properties fo:text-align="center" style:justify-single-word="false"/>
      <style:text-properties fo:color="#000000" loext:opacity="100%" officeooo:rsid="0053b392" officeooo:paragraph-rsid="0053b392"/>
    </style:style>
    <style:style style:name="P103" style:family="paragraph" style:parent-style-name="Standard">
      <style:paragraph-properties fo:margin-left="0cm" fo:margin-right="0cm" fo:text-align="justify" style:justify-single-word="false" fo:text-indent="0cm" style:auto-text-indent="false"/>
      <style:text-properties officeooo:paragraph-rsid="006512ad"/>
    </style:style>
    <style:style style:name="P104" style:family="paragraph" style:parent-style-name="Text_20_body">
      <style:paragraph-properties fo:margin-left="0cm" fo:margin-right="0cm" fo:text-align="justify" style:justify-single-word="false" fo:text-indent="0cm" style:auto-text-indent="false"/>
      <style:text-properties officeooo:paragraph-rsid="010fd6c7"/>
    </style:style>
    <style:style style:name="P105" style:family="paragraph" style:parent-style-name="Heading_20_3">
      <style:text-properties fo:color="#000000" loext:opacity="100%"/>
    </style:style>
    <style:style style:name="P106" style:family="paragraph" style:parent-style-name="Heading_20_3">
      <style:paragraph-properties fo:text-align="center" style:justify-single-word="false" fo:break-before="page"/>
      <style:text-properties fo:color="#000000" loext:opacity="100%"/>
    </style:style>
    <style:style style:name="P107" style:family="paragraph" style:parent-style-name="Heading_20_4">
      <style:text-properties fo:color="#000000" loext:opacity="100%" fo:font-weight="normal" style:font-weight-asian="normal" style:font-weight-complex="normal"/>
    </style:style>
    <style:style style:name="P108" style:family="paragraph" style:parent-style-name="Text_20_body" style:list-style-name="L1">
      <style:paragraph-properties fo:text-align="justify" style:justify-single-word="false"/>
    </style:style>
    <style:style style:name="T1" style:family="text">
      <style:text-properties fo:color="#000000" loext:opacity="100%" fo:font-size="10pt" style:font-size-asian="10pt" style:font-size-complex="10pt"/>
    </style:style>
    <style:style style:name="T2" style:family="text">
      <style:text-properties fo:color="#000000" loext:opacity="100%" officeooo:rsid="00636264"/>
    </style:style>
    <style:style style:name="T3" style:family="text">
      <style:text-properties fo:color="#000000" loext:opacity="100%" officeooo:rsid="006512ad"/>
    </style:style>
    <style:style style:name="T4" style:family="text">
      <style:text-properties officeooo:rsid="00424acc"/>
    </style:style>
    <style:style style:name="T5" style:family="text">
      <style:text-properties officeooo:rsid="004aac8e"/>
    </style:style>
    <style:style style:name="T6" style:family="text">
      <style:text-properties officeooo:rsid="004e72a6"/>
    </style:style>
    <style:style style:name="T7" style:family="text">
      <style:text-properties officeooo:rsid="00622f6a"/>
    </style:style>
    <style:style style:name="T8" style:family="text">
      <style:text-properties officeooo:rsid="006ad003"/>
    </style:style>
    <style:style style:name="T9" style:family="text">
      <style:text-properties officeooo:rsid="006be023"/>
    </style:style>
    <style:style style:name="T10" style:family="text">
      <style:text-properties officeooo:rsid="006d00b7"/>
    </style:style>
    <style:style style:name="T11" style:family="text">
      <style:text-properties officeooo:rsid="00724646"/>
    </style:style>
    <style:style style:name="T12" style:family="text">
      <style:text-properties officeooo:rsid="007647fb"/>
    </style:style>
    <style:style style:name="T13" style:family="text">
      <style:text-properties officeooo:rsid="00777839"/>
    </style:style>
    <style:style style:name="T14" style:family="text">
      <style:text-properties officeooo:rsid="0079a988"/>
    </style:style>
    <style:style style:name="T15" style:family="text">
      <style:text-properties officeooo:rsid="007d03aa"/>
    </style:style>
    <style:style style:name="T16" style:family="text">
      <style:text-properties officeooo:rsid="007f87ef"/>
    </style:style>
    <style:style style:name="T17" style:family="text">
      <style:text-properties officeooo:rsid="00804380"/>
    </style:style>
    <style:style style:name="T18" style:family="text">
      <style:text-properties officeooo:rsid="008207ce"/>
    </style:style>
    <style:style style:name="T19" style:family="text">
      <style:text-properties officeooo:rsid="0087bd42"/>
    </style:style>
    <style:style style:name="T20" style:family="text">
      <style:text-properties officeooo:rsid="008c1311"/>
    </style:style>
    <style:style style:name="T21" style:family="text">
      <style:text-properties officeooo:rsid="008ef281"/>
    </style:style>
    <style:style style:name="T22" style:family="text">
      <style:text-properties officeooo:rsid="0090a64a"/>
    </style:style>
    <style:style style:name="T23" style:family="text">
      <style:text-properties officeooo:rsid="00946e4e"/>
    </style:style>
    <style:style style:name="T24" style:family="text">
      <style:text-properties officeooo:rsid="00bebf6b"/>
    </style:style>
    <style:style style:name="T25" style:family="text">
      <style:text-properties officeooo:rsid="00c2b211"/>
    </style:style>
    <style:style style:name="T26" style:family="text">
      <style:text-properties fo:font-weight="normal" style:font-weight-asian="normal" style:font-weight-complex="normal"/>
    </style:style>
    <style:style style:name="T27" style:family="text">
      <style:text-properties fo:font-weight="normal" officeooo:rsid="00f2e0a6" style:font-weight-asian="normal" style:font-weight-complex="normal"/>
    </style:style>
    <style:style style:name="T28" style:family="text">
      <style:text-properties fo:font-weight="normal" officeooo:rsid="00d1b8bb" style:font-weight-asian="normal" style:font-weight-complex="normal"/>
    </style:style>
    <style:style style:name="T29" style:family="text">
      <style:text-properties fo:font-weight="normal" officeooo:rsid="00c2e4be" style:font-weight-asian="normal" style:font-weight-complex="normal"/>
    </style:style>
    <style:style style:name="T30" style:family="text">
      <style:text-properties fo:font-weight="normal" officeooo:rsid="00c2f0c7" style:font-weight-asian="normal" style:font-weight-complex="normal"/>
    </style:style>
    <style:style style:name="T31" style:family="text">
      <style:text-properties fo:font-weight="normal" officeooo:rsid="00c9ace5" style:font-weight-asian="normal" style:font-weight-complex="normal"/>
    </style:style>
    <style:style style:name="T32" style:family="text">
      <style:text-properties fo:font-weight="normal" officeooo:rsid="00f7cb88" style:font-weight-asian="normal" style:font-weight-complex="normal"/>
    </style:style>
    <style:style style:name="T33" style:family="text">
      <style:text-properties fo:font-weight="normal" officeooo:rsid="00ff96ad" style:font-weight-asian="normal" style:font-weight-complex="normal"/>
    </style:style>
    <style:style style:name="T34" style:family="text">
      <style:text-properties fo:font-weight="normal" officeooo:rsid="0157a338" style:font-weight-asian="normal" style:font-weight-complex="normal"/>
    </style:style>
    <style:style style:name="T35" style:family="text">
      <style:text-properties fo:font-weight="normal" officeooo:rsid="005d85a4" style:font-weight-asian="normal" style:font-weight-complex="normal"/>
    </style:style>
    <style:style style:name="T36" style:family="text">
      <style:text-properties fo:font-weight="normal" officeooo:rsid="005af958" style:font-weight-asian="normal" style:font-weight-complex="normal"/>
    </style:style>
    <style:style style:name="T37" style:family="text">
      <style:text-properties fo:font-weight="normal" officeooo:rsid="0154f13a" style:font-weight-asian="normal" style:font-weight-complex="normal"/>
    </style:style>
    <style:style style:name="T38" style:family="text">
      <style:text-properties officeooo:rsid="00c2e4be"/>
    </style:style>
    <style:style style:name="T39" style:family="text">
      <style:text-properties officeooo:rsid="00c6d735"/>
    </style:style>
    <style:style style:name="T40" style:family="text">
      <style:text-properties officeooo:rsid="00c79b80"/>
    </style:style>
    <style:style style:name="T41" style:family="text">
      <style:text-properties officeooo:rsid="00cb3af5"/>
    </style:style>
    <style:style style:name="T42" style:family="text">
      <style:text-properties officeooo:rsid="00cb8c83"/>
    </style:style>
    <style:style style:name="T43" style:family="text">
      <style:text-properties officeooo:rsid="00ccf78d"/>
    </style:style>
    <style:style style:name="T44" style:family="text">
      <style:text-properties officeooo:rsid="00989177"/>
    </style:style>
    <style:style style:name="T45" style:family="text">
      <style:text-properties officeooo:rsid="00baf43b"/>
    </style:style>
    <style:style style:name="T46" style:family="text">
      <style:text-properties officeooo:rsid="00abb9af"/>
    </style:style>
    <style:style style:name="T47" style:family="text">
      <style:text-properties officeooo:rsid="00a84c7d"/>
    </style:style>
    <style:style style:name="T48" style:family="text">
      <style:text-properties officeooo:rsid="00d1b8bb"/>
    </style:style>
    <style:style style:name="T49" style:family="text">
      <style:text-properties officeooo:rsid="00e903f3"/>
    </style:style>
    <style:style style:name="T50" style:family="text">
      <style:text-properties officeooo:rsid="005f23bc"/>
    </style:style>
    <style:style style:name="T51" style:family="text">
      <style:text-properties officeooo:rsid="01015c0f"/>
    </style:style>
    <style:style style:name="T52" style:family="text">
      <style:text-properties officeooo:rsid="0106b8cc"/>
    </style:style>
    <style:style style:name="T53" style:family="text">
      <style:text-properties officeooo:rsid="01179ba6"/>
    </style:style>
    <style:style style:name="T54" style:family="text">
      <style:text-properties officeooo:rsid="011e35fb"/>
    </style:style>
    <style:style style:name="T55" style:family="text">
      <style:text-properties officeooo:rsid="003c8bbf"/>
    </style:style>
    <style:style style:name="T56" style:family="text">
      <style:text-properties officeooo:rsid="005c9bb6"/>
    </style:style>
    <style:style style:name="T57" style:family="text">
      <style:text-properties officeooo:rsid="003e2b7c"/>
    </style:style>
    <style:style style:name="T58" style:family="text">
      <style:text-properties officeooo:rsid="0044e3d4"/>
    </style:style>
    <style:style style:name="T59" style:family="text">
      <style:text-properties officeooo:rsid="005af958"/>
    </style:style>
    <style:style style:name="T60" style:family="text">
      <style:text-properties fo:font-weight="bold" style:font-weight-asian="bold" style:font-weight-complex="bold"/>
    </style:style>
    <style:style style:name="T61" style:family="text">
      <style:text-properties officeooo:rsid="006050d8"/>
    </style:style>
    <style:style style:name="T62" style:family="text">
      <style:text-properties officeooo:rsid="00d7d107"/>
    </style:style>
    <style:style style:name="T63" style:family="text">
      <style:text-properties officeooo:rsid="00d9277d"/>
    </style:style>
    <style:style style:name="T64" style:family="text">
      <style:text-properties officeooo:rsid="009b3578"/>
    </style:style>
    <style:style style:name="T65" style:family="text">
      <style:text-properties officeooo:rsid="00da0ef1"/>
    </style:style>
    <style:style style:name="T66" style:family="text">
      <style:text-properties officeooo:rsid="00da450c"/>
    </style:style>
    <style:style style:name="T67" style:family="text">
      <style:text-properties officeooo:rsid="00dc2952"/>
    </style:style>
    <style:style style:name="T68" style:family="text">
      <style:text-properties officeooo:rsid="00e2bcac"/>
    </style:style>
    <style:style style:name="T69" style:family="text">
      <style:text-properties officeooo:rsid="00e49003"/>
    </style:style>
    <style:style style:name="T70" style:family="text">
      <style:text-properties officeooo:rsid="00e5dc3b"/>
    </style:style>
    <style:style style:name="T71" style:family="text">
      <style:text-properties officeooo:rsid="00f3daa1"/>
    </style:style>
    <style:style style:name="T72" style:family="text">
      <style:text-properties officeooo:rsid="00ddfb71"/>
    </style:style>
    <style:style style:name="T73" style:family="text">
      <style:text-properties officeooo:rsid="00ebb4be"/>
    </style:style>
    <style:style style:name="T74" style:family="text">
      <style:text-properties officeooo:rsid="00ef159d"/>
    </style:style>
    <style:style style:name="T75" style:family="text">
      <style:text-properties officeooo:rsid="0099b8ca"/>
    </style:style>
    <style:style style:name="T76" style:family="text">
      <style:text-properties officeooo:rsid="00af0b2a"/>
    </style:style>
    <style:style style:name="T77" style:family="text">
      <style:text-properties officeooo:rsid="009e400b"/>
    </style:style>
    <style:style style:name="T78" style:family="text">
      <style:text-properties officeooo:rsid="00a0481a"/>
    </style:style>
    <style:style style:name="T79" style:family="text">
      <style:text-properties officeooo:rsid="00a172a9"/>
    </style:style>
    <style:style style:name="T80" style:family="text">
      <style:text-properties officeooo:rsid="00ce89bc"/>
    </style:style>
    <style:style style:name="T81" style:family="text">
      <style:text-properties officeooo:rsid="00c9ace5"/>
    </style:style>
    <style:style style:name="T82" style:family="text">
      <style:text-properties officeooo:rsid="00d6334d"/>
    </style:style>
    <style:style style:name="T83" style:family="text">
      <style:text-properties officeooo:rsid="00f2e0a6"/>
    </style:style>
    <style:style style:name="T84" style:family="text">
      <style:text-properties officeooo:rsid="01187d37"/>
    </style:style>
    <style:style style:name="T85" style:family="text">
      <style:text-properties officeooo:rsid="011c7ddc"/>
    </style:style>
    <style:style style:name="T86" style:family="text">
      <style:text-properties officeooo:rsid="011ada1b"/>
    </style:style>
    <style:style style:name="T87" style:family="text">
      <style:text-properties officeooo:rsid="011aa295"/>
    </style:style>
    <style:style style:name="T88" style:family="text">
      <style:text-properties officeooo:rsid="00f6beb1"/>
    </style:style>
    <style:style style:name="T89" style:family="text">
      <style:text-properties officeooo:rsid="00f7cb88"/>
    </style:style>
    <style:style style:name="T90" style:family="text">
      <style:text-properties officeooo:rsid="01059ead"/>
    </style:style>
    <style:style style:name="T91" style:family="text">
      <style:text-properties officeooo:rsid="011d3f0b"/>
    </style:style>
    <style:style style:name="T92" style:family="text">
      <style:text-properties officeooo:rsid="0108a069"/>
    </style:style>
    <style:style style:name="T93" style:family="text">
      <style:text-properties officeooo:rsid="010748b5"/>
    </style:style>
    <style:style style:name="T94" style:family="text">
      <style:text-properties officeooo:rsid="010b8dbe"/>
    </style:style>
    <style:style style:name="T95" style:family="text">
      <style:text-properties officeooo:rsid="0148e5ae"/>
    </style:style>
    <style:style style:name="T96" style:family="text">
      <style:text-properties officeooo:rsid="006351e1"/>
    </style:style>
    <style:style style:name="T97" style:family="text">
      <style:text-properties officeooo:rsid="014c68b3"/>
    </style:style>
    <style:style style:name="T98" style:family="text">
      <style:text-properties officeooo:rsid="014e430b"/>
    </style:style>
    <style:style style:name="T99" style:family="text">
      <style:text-properties officeooo:rsid="0154f13a"/>
    </style:style>
    <style:style style:name="T100" style:family="text">
      <style:text-properties officeooo:rsid="01554c65"/>
    </style:style>
    <style:style style:name="T101" style:family="text">
      <style:text-properties officeooo:rsid="01561d31"/>
    </style:style>
    <style:style style:name="T102" style:family="text">
      <style:text-properties officeooo:rsid="008accb4"/>
    </style:style>
    <style:style style:name="T103" style:family="text">
      <style:text-properties officeooo:rsid="0157073a"/>
    </style:style>
    <style:style style:name="T104" style:family="text">
      <style:text-properties officeooo:rsid="0157467e"/>
    </style:style>
    <style:style style:name="T105" style:family="text">
      <style:text-properties officeooo:rsid="0157a338"/>
    </style:style>
    <style:style style:name="T106" style:family="text">
      <style:text-properties officeooo:rsid="01592eea"/>
    </style:style>
    <style:style style:name="T107" style:family="text">
      <style:text-properties officeooo:rsid="01598544"/>
    </style:style>
    <style:style style:name="T108" style:family="text">
      <style:text-properties officeooo:rsid="015a1b6e"/>
    </style:style>
    <style:style style:name="T109" style:family="text">
      <style:text-properties officeooo:rsid="015c03e4"/>
    </style:style>
    <style:style style:name="T110" style:family="text">
      <style:text-properties officeooo:rsid="015ce1d2"/>
    </style:style>
    <style:style style:name="T111" style:family="text">
      <style:text-properties officeooo:rsid="015da9cb"/>
    </style:style>
    <style:style style:name="T112" style:family="text">
      <style:text-properties officeooo:rsid="016212d9"/>
    </style:style>
    <style:style style:name="T113" style:family="text">
      <style:text-properties officeooo:rsid="0163a277"/>
    </style:style>
    <style:style style:name="T114" style:family="text">
      <style:text-properties officeooo:rsid="0167a580"/>
    </style:style>
    <style:style style:name="T115" style:family="text">
      <style:text-properties officeooo:rsid="016dac60"/>
    </style:style>
    <style:style style:name="T116" style:family="text">
      <style:text-properties officeooo:rsid="016f6f73"/>
    </style:style>
    <style:style style:name="T117" style:family="text">
      <style:text-properties officeooo:rsid="014a7812"/>
    </style:style>
    <style:style style:name="T118" style:family="text">
      <style:text-properties officeooo:rsid="0177ab0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5" text:outline-level="3"><text:bookmark text:name="docs-internal-guid-ecf94ca2-7fff-66f1-5e3f-5a4796aec553"/>1. INTRODUÇÃO</text:h>
      <text:p text:style-name="P80"><text:tab/>Esse documento contém o Plano de Backup d<text:span text:style-name="T99">o Centro de Referência de Cordeiro </text:span>do IFFluminense, e tem como objetivo definir os procedimentos que deverão ser seguidos pela <text:span text:style-name="T59">Coordenação de Tecnologia da Informação e Comunicação</text:span>, nas atividades relacionadas aos procedimentos de backup, restauração e testes de dados em conformidade com a Política de Backup e Restauração de Dados Digitais do IFF PORTARIA disponível REIT/IFFLU N° 1261, em https://cdd.iff.edu.br/documentos/portarias/reitoria/gabinete/2023/dezembro/portaria-1703884122.23.</text:p>
      <text:h text:style-name="P105" text:outline-level="3">2. OBJETIVO</text:h>
      <text:p text:style-name="P80"><text:tab/><text:span text:style-name="T35">O</text:span><text:span text:style-name="T26"> plano de backup é </text:span><text:span text:style-name="T36">uma ferramenta </text:span><text:span text:style-name="T26">fundamental </text:span><text:span text:style-name="T36">que visa </text:span><text:span text:style-name="T26">garantir a segurança e a disponibilidade dos dados de uma organização em caso de falhas de hardware, corrupção de dados, ataques cibernéticos ou desastres naturais. </text:span><text:span text:style-name="T36">O</text:span><text:span text:style-name="T26">s objetivos gerais </text:span><text:span text:style-name="T36">do </text:span><text:span text:style-name="T26">plano de backup </text:span><text:span text:style-name="T36">do </text:span><text:span text:style-name="T37">Centro de Referência de Cordeiro</text:span><text:span text:style-name="T36"> são:</text:span></text:p>
      <text:p text:style-name="P10"><text:span text:style-name="T117">2.</text:span>1. Proteção de dados: O principal objetivo de um plano de backup é garantir a proteção dos dados da organização. Isso envolve fazer cópias de segurança dos dados críticos e sensíveis para evitar perdas irreparáveis em caso de falha do sistema.</text:p>
      <text:p text:style-name="P10"/>
      <text:p text:style-name="P17"><text:span text:style-name="T117">2.</text:span>2. Garantir a continuidade do negócio: Um plano de backup eficaz ajuda a manter a continuidade das operações mesmo em situações adversas. Se ocorrer uma falha no sistema principal, os dados podem ser restaurados a partir das cópias de segurança, minimizando o tempo de inatividade e reduzindo o impacto nas operações comerciais.</text:p>
      <text:p text:style-name="P10"/>
      <text:p text:style-name="P17"><text:span text:style-name="T117">2.</text:span>3. Cumprimento de regulamentos e normas: Um plano de backup deve garantir que a organização esteja em conformidade com esses requisitos, armazenando e protegendo os dados de acordo com as diretrizes estabelecidas.</text:p>
      <text:p text:style-name="P10"/>
      <text:p text:style-name="P17"><text:span text:style-name="T117">2.</text:span>4. Recuperação de desastres: O plano de backup deve incluir procedimentos claros e eficazes para a recuperação de desastres. Isso significa que, em caso de incidente grave, como incêndio, inundação ou ataque cibernético, os dados podem ser restaurados rapidamente e com o mínimo de perda possível.</text:p>
      <text:p text:style-name="P10"/>
      <text:p text:style-name="P17"><text:span text:style-name="T117">2.</text:span>5. Proteção contra ameaças cibernéticas: Com o aumento das ameaças cibernéticas, como ransomware e malware, é crucial que o plano de backup inclua medidas para proteger os dados contra essas ameaças. Isso pode envolver a criação de cópias de segurança off-line ou em locais seguros, além de implementar protocolos de segurança robustos para prevenir ataques.</text:p>
      <text:p text:style-name="P10"/>
      <text:p text:style-name="P17"><text:span text:style-name="T117">2.</text:span>6. Testes e validação: Um plano de backup não é eficaz a menos que seja testado regularmente para garantir que os procedimentos de backup e recuperação funcionem conforme o esperado. Os <text:soft-page-break/>testes de backup devem ser realizados periodicamente para verificar a integridade dos dados de backup e a capacidade de recuperação do sistema.</text:p>
      <text:p text:style-name="P10"/>
      <text:p text:style-name="P17"><text:span text:style-name="T117">2.</text:span>7. Escalabilidade e flexibilidade: O plano de backup deve ser escalável e flexível o suficiente para acompanhar o crescimento e as mudanças na organização. À medida que novos sistemas e dados são adicionados, o plano de backup deve ser ajustado para garantir que todos os dados críticos sejam protegidos adequadamente.</text:p>
      <text:p text:style-name="P10"/>
      <text:p text:style-name="P17"><text:span text:style-name="T117">2.</text:span>8. Gerenciamento eficiente dos recursos: Um plano de backup eficaz deve gerenciar os recursos de armazenamento de forma eficiente, garantindo que os dados sejam armazenados de maneira econômica, sem comprometer a segurança ou a integridade dos dados.</text:p>
      <text:p text:style-name="P80"/>
      <text:h text:style-name="P105" text:outline-level="3">3. CAMPO DE APLICAÇÃO</text:h>
      <text:p text:style-name="P80"><text:tab/>Esta rotina se aplica à <text:span text:style-name="T7">equipe da </text:span><text:span text:style-name="T61">Coordenação de TI do campus Pádua, </text:span><text:span text:style-name="T100">responsável </text:span><text:span text:style-name="T101">pelo atendimento de TI a unidade de Cordeiro no momento da publicação desta política</text:span><text:span text:style-name="T100">, </text:span>e engloba todos os dados, em formato digital, custodiados por esta unidade do IFFluminense.</text:p>
      <text:h text:style-name="P105" text:outline-level="3">4. VIGÊNCIA</text:h>
      <text:p text:style-name="P80"><text:tab/>A vigência deste plano é de 2 anos a contar da data de sua aprovação.</text:p>
      <text:h text:style-name="P105" text:outline-level="3">5. RESPONSABILIDADES</text:h>
      <table:table table:name="Tabela1" table:style-name="Tabela1">
        <table:table-column table:style-name="Tabela1.A"/>
        <table:table-column table:style-name="Tabela1.B"/>
        <table:table-row>
          <table:table-cell table:style-name="Tabela1.A1" office:value-type="string">
            <text:p text:style-name="P75">NOME</text:p>
          </table:table-cell>
          <table:table-cell table:style-name="Tabela1.B1" office:value-type="string">
            <text:p text:style-name="P76">RESPONSABILIDADE</text:p>
          </table:table-cell>
        </table:table-row>
        <table:table-row>
          <table:table-cell table:style-name="Tabela1.A2" office:value-type="string">
            <text:p text:style-name="P88">Rodrigo Augusto de Oliveira Barros</text:p>
          </table:table-cell>
          <table:table-cell table:style-name="Tabela1.B2" office:value-type="string">
            <text:p text:style-name="P45">Responsável da área de TIC da Unidade por elaborar o plano de backup de sua unidade.</text:p>
          </table:table-cell>
        </table:table-row>
        <table:table-row>
          <table:table-cell table:style-name="Tabela1.A2" office:value-type="string">
            <text:p text:style-name="P86">Jo<text:span text:style-name="T53">ã</text:span>o Vitor Esposte Campos / <text:span text:style-name="T96">Rodrigo Augusto de Oliveira Barros</text:span></text:p>
          </table:table-cell>
          <table:table-cell table:style-name="Tabela1.B2" office:value-type="string">
            <text:p text:style-name="P45">Responsável pela operação de backup da unidade.</text:p>
          </table:table-cell>
        </table:table-row>
      </table:table>
      <text:h text:style-name="P105" text:outline-level="3"/>
      <text:h text:style-name="P105" text:outline-level="3">6. RELAÇÃO DE SISTEMAS CRÍTICOS DA UNIDADE</text:h>
      <text:p text:style-name="P104"><text:span text:style-name="T2"><text:tab/></text:span>Sistemas <text:span text:style-name="T60">críticos</text:span> são aqueles cuja falha temporária provoca impacto imediato e significativo nas áreas de negócio que dependem de sua operação, podendo resultar na paralisação parcial ou total dessas áreas. </text:p>
      <text:p text:style-name="P89"/>
      <text:p text:style-name="P90">6.1. Servidor de Virtualização <text:span text:style-name="T12">(ProxMox)</text:span>; </text:p>
      <text:p text:style-name="P81">6.<text:span text:style-name="T11">2</text:span>. <text:span text:style-name="T9">Firewall da Rede </text:span><text:span text:style-name="T12">(pfSense)</text:span><text:span text:style-name="T9">;</text:span></text:p>
      <text:p text:style-name="P81"><text:span text:style-name="T9">6.</text:span><text:span text:style-name="T11">3</text:span><text:span text:style-name="T9">. </text:span><text:span text:style-name="T8">Controladores de Domínio </text:span><text:span text:style-name="T12">(Samba 4)</text:span><text:span text:style-name="T8">;</text:span></text:p>
      <text:p text:style-name="P80">6.<text:span text:style-name="T11">4</text:span>. <text:span text:style-name="T8">Servidor de Arquivos </text:span><text:span text:style-name="T12">(Samba)</text:span><text:span text:style-name="T8">;</text:span></text:p>
      <text:p text:style-name="P91"><text:soft-page-break/>6.<text:span text:style-name="T11">5</text:span>. Servidor de Impressão <text:span text:style-name="T12">(Samba)</text:span>;</text:p>
      <text:p text:style-name="P92">6.<text:span text:style-name="T11">6</text:span>. <text:span text:style-name="T10">Servidor de Autenticação para Alunos </text:span><text:span text:style-name="T13">(FreeRadius)</text:span><text:span text:style-name="T10">;</text:span></text:p>
      <text:p text:style-name="P93">6.<text:span text:style-name="T11">7</text:span>. <text:span text:style-name="T10">Servidor de Autenticação para Servidores </text:span><text:span text:style-name="T13">(FreeRadius)</text:span><text:span text:style-name="T10">.</text:span></text:p>
      <text:h text:style-name="P105" text:outline-level="3">7. RELAÇÃO DOS SISTEMAS NÃO CRÍTICOS DA UNIDADE</text:h>
      <text:p text:style-name="P103"><text:span text:style-name="T3"><text:tab/></text:span>Sistemas <text:span text:style-name="T60">não críticos</text:span> são aqueles cuja falha não acarreta grandes prejuízos para as áreas de negócio envolvidas, permitindo a continuidade das operações com um mínimo de impacto operacional. </text:p>
      <text:p text:style-name="P80"/>
      <text:p text:style-name="P80">7.1. <text:span text:style-name="T14">Servidor de Banco de Dados (PostgreSQL);</text:span></text:p>
      <text:p text:style-name="P80">7.2. <text:span text:style-name="T15">Servidor de </text:span><text:span text:style-name="T18">Gerenciamento de Senhas/Cofre Digital </text:span><text:span text:style-name="T15">(BitWarden);</text:span></text:p>
      <text:p text:style-name="P94">7.3. Gateway de acesso remoto (Guacamole);</text:p>
      <text:p text:style-name="P82"><text:span text:style-name="T16">7.4. </text:span><text:span text:style-name="T17">Gerenciador de Ativos de TI (OCS </text:span>Inventory<text:span text:style-name="T17">);</text:span></text:p>
      <text:p text:style-name="P95">7.<text:span text:style-name="T103">5</text:span>. Proxy Reverso p/ <text:span text:style-name="T24">Expor </text:span>Aplicações Internas <text:span text:style-name="T19">Específicas</text:span> <text:span text:style-name="T19">(HA Proxy);</text:span></text:p>
      <text:p text:style-name="P87"><text:span text:style-name="T102">7.</text:span><text:span text:style-name="T103">6</text:span><text:span text:style-name="T102">. </text:span><text:span text:style-name="T20">P</text:span><text:span text:style-name="T102">lataforma de monitoramento de rede e sistemas </text:span><text:span text:style-name="T20">(Zabbix);</text:span></text:p>
      <text:p text:style-name="P83"><text:span text:style-name="T22">7.</text:span><text:span text:style-name="T103">7</text:span><text:span text:style-name="T22">. O</text:span>rquestra<text:span text:style-name="T23">dor</text:span> de <text:span text:style-name="T22">C</text:span>ontêineres <text:span text:style-name="T22">(Kubernetes);</text:span></text:p>
      <text:p text:style-name="P96">7.<text:span text:style-name="T103">8</text:span>. <text:span text:style-name="T21">Diversos Sistemas Internos de TIC (rodando em containers Docker, LXC ou Kubernetes) ; </text:span></text:p>
      <text:p text:style-name="P97">7.<text:span text:style-name="T103">9</text:span>. Servidor RSAT de Administração do Domínio.</text:p>
      <text:h text:style-name="P105" text:outline-level="3">8. PROCESSO DE BACKUP</text:h>
      <text:p text:style-name="P84"><text:tab/>O processo de Backup será aplicado com as plataformas e sistemas utilizados por esta unidade (<text:span text:style-name="T104">Centro de Referência de Cordeiro</text:span>), de acordo com o formulário do esquema de backup (modelo no ANEXO II - ANEXOS DO PLANO DE BACKUP), com o formulário para testes de restauração e validação de backup(modelo no ANEXO II - ANEXOS DO PLANO DE BACKUP), e está estruturado da seguinte forma:</text:p>
      <text:h text:style-name="P107" text:outline-level="4">8.1. Banco de Dados</text:h>
      <text:p text:style-name="P98"><text:span text:style-name="T26"><text:tab/></text:span><text:span text:style-name="T27">Vide seção 8.2</text:span></text:p>
      <text:p text:style-name="P21"><text:tab/></text:p>
      <text:h text:style-name="P107" text:outline-level="4">8.2. Máquinas Virtuais</text:h>
      <text:p text:style-name="P77"><text:span text:style-name="T22">Contêineres</text:span><text:span text:style-name="T48"> LXC:</text:span></text:p>
      <text:p text:style-name="P78"><text:span text:style-name="T48"><text:tab/></text:span><text:span text:style-name="T28">- </text:span><text:span text:style-name="T29">Servidor de Ban</text:span><text:span text:style-name="T30">c</text:span><text:span text:style-name="T29">o de Dados Postgre SQL: SV-1</text:span><text:span text:style-name="T34">6</text:span><text:span text:style-name="T29">0-DB01 (ProxMox ID: 10</text:span><text:span text:style-name="T34">9</text:span><text:span text:style-name="T29">)</text:span></text:p>
      <text:p text:style-name="P2">- <text:span text:style-name="T62">Controlador de Domínio Primário</text:span><text:span text:style-name="T38">:</text:span><text:span text:style-name="T48"> </text:span><text:span text:style-name="T62">TICDC</text:span><text:span text:style-name="T38">-1</text:span><text:span text:style-name="T105">6</text:span><text:span text:style-name="T38">0-</text:span><text:span text:style-name="T62">DC</text:span><text:span text:style-name="T38">01 (ProxMox ID: 10</text:span><text:span text:style-name="T105">3</text:span><text:span text:style-name="T38">)</text:span></text:p>
      <text:p text:style-name="P4"><text:span text:style-name="T38">- </text:span><text:span text:style-name="T62">Controlador de Domínio </text:span><text:span text:style-name="T63">Secundário</text:span><text:span text:style-name="T38">: </text:span><text:span text:style-name="T63">SV</text:span><text:span text:style-name="T38">-1</text:span><text:span text:style-name="T106">6</text:span><text:span text:style-name="T38">0-</text:span><text:span text:style-name="T62">DC</text:span><text:span text:style-name="T38">0</text:span><text:span text:style-name="T63">2</text:span><text:span text:style-name="T38"> (ProxMox ID: 10</text:span><text:span text:style-name="T106">6</text:span><text:span text:style-name="T38">)</text:span></text:p>
      <text:p text:style-name="P16"><text:span text:style-name="T64">- </text:span><text:span text:style-name="T65">Servidor de </text:span><text:span text:style-name="T113">Arquivos</text:span><text:span text:style-name="T38">: </text:span><text:span text:style-name="T66">SV</text:span><text:span text:style-name="T38">-1</text:span><text:span text:style-name="T107">6</text:span><text:span text:style-name="T38">0-</text:span><text:span text:style-name="T113">FS</text:span><text:span text:style-name="T38">01 (ProxMox ID: 1</text:span><text:span text:style-name="T107">1</text:span><text:span text:style-name="T113">0</text:span><text:span text:style-name="T38">)</text:span></text:p>
      <text:p text:style-name="P4"><text:span text:style-name="T64">- </text:span><text:span text:style-name="T65">Servidor de Impressão</text:span><text:span text:style-name="T38">: </text:span><text:span text:style-name="T66">SV</text:span><text:span text:style-name="T38">-1</text:span><text:span text:style-name="T107">6</text:span><text:span text:style-name="T38">0-</text:span><text:span text:style-name="T66">PS</text:span><text:span text:style-name="T38">01 (ProxMox ID: 1</text:span><text:span text:style-name="T107">11</text:span><text:span text:style-name="T38">)</text:span></text:p>
      <text:p text:style-name="P4"><text:soft-page-break/><text:span text:style-name="T38">- </text:span><text:span text:style-name="T67">Servidor NFS</text:span><text:span text:style-name="T38">: </text:span><text:span text:style-name="T67">SV</text:span><text:span text:style-name="T38">-1</text:span><text:span text:style-name="T108">6</text:span><text:span text:style-name="T38">0-</text:span><text:span text:style-name="T67">NF</text:span><text:span text:style-name="T38">01 (ProxMox ID: 10</text:span><text:span text:style-name="T108">1</text:span><text:span text:style-name="T38">)</text:span></text:p>
      <text:p text:style-name="P5"><text:span text:style-name="T38">- </text:span><text:span text:style-name="T15">Servidor de </text:span><text:span text:style-name="T18">Gerenciamento de Senhas</text:span><text:span text:style-name="T38">: </text:span><text:span text:style-name="T68">SV</text:span><text:span text:style-name="T38">-1</text:span><text:span text:style-name="T109">6</text:span><text:span text:style-name="T38">0-</text:span><text:span text:style-name="T68">PSW01</text:span><text:span text:style-name="T38"> (ProxMox ID: 1</text:span><text:span text:style-name="T68">15</text:span><text:span text:style-name="T38">)</text:span></text:p>
      <text:p text:style-name="P6"><text:span text:style-name="T64">- </text:span><text:span text:style-name="T17">Gerenciador de Ativos de TI</text:span><text:span text:style-name="T38">: </text:span><text:span text:style-name="T66">SV</text:span><text:span text:style-name="T38">-1</text:span><text:span text:style-name="T110">6</text:span><text:span text:style-name="T38">0-</text:span><text:span text:style-name="T69">OCS</text:span><text:span text:style-name="T38">01 (ProxMox ID: 1</text:span><text:span text:style-name="T110">02</text:span><text:span text:style-name="T38">)</text:span></text:p>
      <text:p text:style-name="P7"><text:span text:style-name="T64">- </text:span><text:span text:style-name="T70">Proxy Reverso Interno</text:span><text:span text:style-name="T38">: </text:span><text:span text:style-name="T70">SV</text:span><text:span text:style-name="T38">-1</text:span><text:span text:style-name="T111">6</text:span><text:span text:style-name="T38">0-</text:span><text:span text:style-name="T70">HA</text:span><text:span text:style-name="T38">01 (ProxMox ID: 1</text:span><text:span text:style-name="T111">12</text:span><text:span text:style-name="T38">)</text:span></text:p>
      <text:p text:style-name="P77"><text:span text:style-name="T71">Máquinas Virtuais</text:span><text:span text:style-name="T72">:</text:span></text:p>
      <text:p text:style-name="P9"><text:span text:style-name="T38">- </text:span><text:span text:style-name="T74">Servidor RSAT: SV-1</text:span><text:span text:style-name="T114">6</text:span><text:span text:style-name="T74">0-RSAT01</text:span><text:span text:style-name="T38"> (ProxMox ID: </text:span><text:span text:style-name="T73">10</text:span><text:span text:style-name="T74">5</text:span><text:span text:style-name="T38">)</text:span></text:p>
      <text:p text:style-name="P8"/>
      <text:p text:style-name="P3"><text:span text:style-name="T64"><text:tab/>Utilização do </text:span><text:span text:style-name="T75">E</text:span><text:span text:style-name="T44">squema GFS (Grandfather-Father-Son), </text:span><text:span text:style-name="T64">sendo </text:span><text:span text:style-name="T76">esta </text:span><text:span text:style-name="T44">uma estratégia de backup que mantém diferentes níveis de backups ao longo do tempo. </text:span><text:span text:style-name="T77">I</text:span><text:span text:style-name="T44">nclui backups diários (sons - </text:span><text:span text:style-name="T78">filhos</text:span><text:span text:style-name="T44">), semanais (Father - </text:span><text:span text:style-name="T78">pais</text:span><text:span text:style-name="T44">) e mensais (Grandfather - </text:span><text:span text:style-name="T78">avós</text:span><text:span text:style-name="T44">), permitindo a recuperação </text:span><text:span text:style-name="T79">granular </text:span><text:span text:style-name="T44">de dados e</text:span><text:span text:style-name="T80">m</text:span><text:span text:style-name="T44"> diferentes pontos no tempo com base na necessidade.</text:span></text:p>
      <text:p text:style-name="P3"><text:span text:style-name="T44"><text:tab/></text:span><text:span text:style-name="T81">O backup deste</text:span><text:span text:style-name="T82">s</text:span><text:span text:style-name="T81"> ativo</text:span><text:span text:style-name="T82">s</text:span><text:span text:style-name="T81"> consiste em duas fases, sendo: </text:span></text:p>
      <text:p text:style-name="P22"><text:tab/>Fase 1: backup do contêiner por meio da ferramenta de backup do ProxMox;</text:p>
      <text:p text:style-name="P22"><text:tab/>Fase 2: backup da pasta /var/lib/vz do ProxMox, onde são armazenados os backups da virtualizadora, por meio do cliente Bácula vinculado a ferramenta de backup da Reitoria.</text:p>
      <text:p text:style-name="P3"><text:span text:style-name="T44"><text:tab/></text:span><text:span text:style-name="T41">O </text:span><text:span text:style-name="T45">Backup offsite </text:span><text:span text:style-name="T41">provido pela Reitoria </text:span><text:span text:style-name="T45">utiliza </text:span><text:span text:style-name="T46">fitas LTO </text:span><text:span text:style-name="T45">como m</text:span><text:span text:style-name="T44">ídia </text:span><text:span text:style-name="T47">de armazenamento</text:span><text:span text:style-name="T45">, </text:span><text:span text:style-name="T42">sendo</text:span><text:span text:style-name="T39"> </text:span><text:span text:style-name="T25">disponibiliza</text:span><text:span text:style-name="T42">do</text:span><text:span text:style-name="T25"> </text:span><text:span text:style-name="T43">a</text:span><text:span text:style-name="T25">o </text:span><text:span text:style-name="T43">campus o</text:span><text:span text:style-name="T25"> espaço total de </text:span><text:span text:style-name="T46">3TB </text:span><text:span text:style-name="T43">do referido</text:span><text:span text:style-name="T40"> volume</text:span><text:span text:style-name="T46">.</text:span></text:p>
      <text:p text:style-name="P1">Os Sistemas Operacionais utilizados serão descritos no item 8.3. Sistema Operacional</text:p>
      <text:p text:style-name="P10"/>
      <text:h text:style-name="P107" text:outline-level="4">8.3 Sistema Operacional</text:h>
      <text:p text:style-name="P25"><text:span text:style-name="T83">8.3.1. </text:span><text:span text:style-name="T84">O Hypervisor ProxMox é baseado em Debian;</text:span></text:p>
      <text:p text:style-name="P27">8.3.2. Os <text:span text:style-name="T22">Contêineres</text:span><text:span text:style-name="T48"> LXC </text:span>são <text:span text:style-name="T85">todos </text:span>baseado<text:span text:style-name="T85">s</text:span> em Ubuntu Server LTS;</text:p>
      <text:p text:style-name="P28">8.3.<text:span text:style-name="T112">3</text:span>. <text:span text:style-name="T86">O</text:span> <text:span text:style-name="T74">Servidor RSAT </text:span><text:span text:style-name="T87">utiliza Windows 10 </text:span><text:span text:style-name="T97">Pro</text:span><text:span text:style-name="T87">.</text:span></text:p>
      <text:p text:style-name="P26"/>
      <text:h text:style-name="P107" text:outline-level="4">8.4. Servidores</text:h>
      <text:p text:style-name="P10"><text:tab/><text:span text:style-name="T38">- </text:span><text:span text:style-name="T74">Servidor </text:span><text:span text:style-name="T88">de Virtualização</text:span><text:span text:style-name="T74">: S</text:span><text:span text:style-name="T88">R</text:span><text:span text:style-name="T74">-160-</text:span><text:span text:style-name="T88">000077</text:span><text:span text:style-name="T38"> (ProxMox </text:span><text:span text:style-name="T88">Server</text:span><text:span text:style-name="T38">)</text:span></text:p>
      <text:p text:style-name="P11"><text:span text:style-name="T64"><text:tab/>Utilização do </text:span><text:span text:style-name="T75">E</text:span><text:span text:style-name="T44">squema GFS (Grandfather-Father-Son), </text:span><text:span text:style-name="T64">sendo </text:span><text:span text:style-name="T76">esta </text:span><text:span text:style-name="T44">uma estratégia de backup que mantém diferentes níveis de backups ao longo do tempo. </text:span><text:span text:style-name="T77">I</text:span><text:span text:style-name="T44">nclui backups diários (sons - </text:span><text:span text:style-name="T78">filhos</text:span><text:span text:style-name="T44">), semanais (Father - </text:span><text:span text:style-name="T78">pais</text:span><text:span text:style-name="T44">) e mensais (Grandfather - </text:span><text:span text:style-name="T78">avós</text:span><text:span text:style-name="T44">), permitindo a recuperação </text:span><text:span text:style-name="T79">granular </text:span><text:span text:style-name="T44">de dados e</text:span><text:span text:style-name="T80">m</text:span><text:span text:style-name="T44"> diferentes pontos no tempo com base na necessidade.</text:span></text:p>
      <text:p text:style-name="P11"><text:span text:style-name="T44"><text:tab/></text:span><text:span text:style-name="T81">O backup deste ativo consiste em </text:span><text:span text:style-name="T89">uma</text:span><text:span text:style-name="T81"> fase, sendo: </text:span></text:p>
      <text:p text:style-name="P85"><text:span text:style-name="T31"><text:tab/>Fase </text:span><text:span text:style-name="T32">1</text:span><text:span text:style-name="T31">: backup da</text:span><text:span text:style-name="T33">s</text:span><text:span text:style-name="T31"> pasta</text:span><text:span text:style-name="T32">s</text:span><text:span text:style-name="T31"> </text:span><text:span text:style-name="T32">importantes do</text:span><text:span text:style-name="T31"> ProxMox </text:span><text:span text:style-name="T32">abaixo:</text:span></text:p>
      <text:list text:style-name="L1">
        <text:list-item>
          <text:list>
            <text:list-item>
              <text:p text:style-name="P108"><text:span text:style-name="Strong_20_Emphasis"><text:span text:style-name="T1">/etc/pve</text:span></text:span><text:span text:style-name="T1">: Ainda contém a configuração global do Proxmox VE, incluindo configurações de cluster, armazenamento, redes e outros.</text:span></text:p>
            </text:list-item>
            <text:list-item>
              <text:p text:style-name="P108"><text:soft-page-break/><text:span text:style-name="Strong_20_Emphasis"><text:span text:style-name="T1">/etc/pve/qemu-server</text:span></text:span><text:span text:style-name="T1">: Contém os arquivos de configuração das máquinas virtuais KVM.</text:span></text:p>
            </text:list-item>
            <text:list-item>
              <text:p text:style-name="P108"><text:span text:style-name="Strong_20_Emphasis"><text:span text:style-name="T1">/etc/pve/lxc</text:span></text:span><text:span text:style-name="T1">: Contém os arquivos de configuração dos contêineres LXC.</text:span></text:p>
            </text:list-item>
            <text:list-item>
              <text:p text:style-name="P108"><text:span text:style-name="Strong_20_Emphasis"><text:span text:style-name="T1">/var/lib/vz</text:span></text:span><text:span text:style-name="T1">: Contém os discos e imagens de disco das máquinas virtuais e contêineres. Esta pasta é importante para backup, pois contém os dados das VMs e contêineres.</text:span></text:p>
            </text:list-item>
            <text:list-item>
              <text:p text:style-name="P108"><text:span text:style-name="Strong_20_Emphasis"><text:span text:style-name="T1">/var/lib/rrdcached</text:span></text:span><text:span text:style-name="T1">: Ainda contém os arquivos de dados RRD usados para gráficos de monitoramento.</text:span></text:p>
            </text:list-item>
            <text:list-item>
              <text:p text:style-name="P108"><text:span text:style-name="Strong_20_Emphasis"><text:span text:style-name="T1">/var/lib/pve-cluster</text:span></text:span><text:span text:style-name="T1">: Esta pasta contém dados de configuração do cluster Proxmox, se você estiver usando um cluster.</text:span></text:p>
            </text:list-item>
          </text:list>
        </text:list-item>
      </text:list>
      <text:p text:style-name="P24"/>
      <text:p text:style-name="P23"><text:span text:style-name="T51"><text:tab/>O </text:span>backup da virtualizadora <text:span text:style-name="T51">é feito</text:span> por meio do cliente Bácula vinculado a ferramenta de backup da Reitoria.</text:p>
      <text:p text:style-name="P11"><text:span text:style-name="T44"><text:tab/></text:span><text:span text:style-name="T41">O </text:span><text:span text:style-name="T45">Backup offsite </text:span><text:span text:style-name="T41">provido pela Reitoria </text:span><text:span text:style-name="T45">utiliza </text:span><text:span text:style-name="T46">fitas LTO </text:span><text:span text:style-name="T45">como m</text:span><text:span text:style-name="T44">ídia </text:span><text:span text:style-name="T47">de armazenamento</text:span><text:span text:style-name="T45">, </text:span><text:span text:style-name="T42">sendo</text:span><text:span text:style-name="T39"> </text:span><text:span text:style-name="T25">disponibiliza</text:span><text:span text:style-name="T42">do</text:span><text:span text:style-name="T25"> </text:span><text:span text:style-name="T43">a</text:span><text:span text:style-name="T25">o </text:span><text:span text:style-name="T43">campus o</text:span><text:span text:style-name="T25"> espaço total de </text:span><text:span text:style-name="T46">3TB </text:span><text:span text:style-name="T43">do referido</text:span><text:span text:style-name="T40"> volume</text:span><text:span text:style-name="T46">.</text:span></text:p>
      <text:p text:style-name="P10"/>
      <text:h text:style-name="P107" text:outline-level="4">8.5. Arquivos de Configuração de ativos</text:h>
      <text:p text:style-name="P12"><text:tab/><text:span text:style-name="T83">Vide seção 8.2 </text:span><text:span text:style-name="T90">e 8.4 </text:span><text:span text:style-name="T91">e seção privada no repositório https://github.com/iff-cordeiro-ctic</text:span></text:p>
      <text:p text:style-name="P12"/>
      <text:h text:style-name="P107" text:outline-level="4">8.6. Servidor de Arquivos</text:h>
      <text:p text:style-name="P13"><text:tab/><text:span text:style-name="T116">Vide seção 8.2</text:span></text:p>
      <text:h text:style-name="P107" text:outline-level="4"/>
      <text:h text:style-name="P107" text:outline-level="4">8.7. <text:span text:style-name="T52">Mídia de Armazenamento Utilizada</text:span></text:h>
      <text:p text:style-name="P14"><text:tab/><text:span text:style-name="T41">O </text:span><text:span text:style-name="T45">Backup offsite </text:span><text:span text:style-name="T41">provido pela Reitoria </text:span><text:span text:style-name="T45">utiliza </text:span><text:span text:style-name="T46">fitas LTO </text:span><text:span text:style-name="T45">como m</text:span><text:span text:style-name="T44">ídia </text:span><text:span text:style-name="T47">de armazenamento</text:span><text:span text:style-name="T45">, </text:span><text:span text:style-name="T42">sendo</text:span><text:span text:style-name="T39"> </text:span><text:span text:style-name="T25">disponibiliza</text:span><text:span text:style-name="T42">do</text:span><text:span text:style-name="T25"> </text:span><text:span text:style-name="T43">a</text:span><text:span text:style-name="T25">o </text:span><text:span text:style-name="T43">campus o</text:span><text:span text:style-name="T25"> espaço total de </text:span><text:span text:style-name="T46">3TB </text:span><text:span text:style-name="T43">do referido</text:span><text:span text:style-name="T40"> volume</text:span><text:span text:style-name="T46">.</text:span><text:tab/></text:p>
      <text:p text:style-name="P14"><text:tab/>Realizado, obedecendo <text:span text:style-name="T54">à</text:span> seguinte rotina:</text:p>
      <text:p text:style-name="P15"><text:span text:style-name="T92">B</text:span><text:span text:style-name="T93">ackup GFS (Grandfather-Father-Son), usa</text:span><text:span text:style-name="T92">n</text:span><text:span text:style-name="T93">do backups full e incremental em diferentes intervalos para criar uma estratégia de retenção de dados ao longo do tempo. Aqui estão as características típicas dos tipos de backup (full ou incremental) para os níveis mensal, semanal e diário:</text:span></text:p>
      <text:p text:style-name="P29"/>
      <text:p text:style-name="P30">1. Backup Mensal (Avô):</text:p>
      <text:p text:style-name="P30"><text:s text:c="3"/>- Tipo: Full</text:p>
      <text:p text:style-name="P30"><text:s text:c="3"/>- Características: Um backup completo de todos os dados é feito uma vez por mês.</text:p>
      <text:p text:style-name="P30"><text:s text:c="3"/>- Retenção: <text:span text:style-name="T98">730 dias.</text:span></text:p>
      <text:p text:style-name="P30"><text:s text:c="3"/>- Objetivo: Captura uma imagem completa dos dados em um determinado ponto no tempo para fins de longo prazo e conformidade.</text:p>
      <text:p text:style-name="P19"/>
      <text:p text:style-name="P30">2. Backup Semanal (Pai):</text:p>
      <text:p text:style-name="P30"><text:s text:c="3"/>- Tipo: Full</text:p>
      <text:p text:style-name="P30"><text:soft-page-break/><text:s text:c="3"/>- Características: Um backup completo realizado no início da semana (full), seguido de backups incrementais nos dias subsequentes.</text:p>
      <text:p text:style-name="P18"><text:span text:style-name="T93"><text:s text:c="3"/>- Retenção: </text:span><text:span text:style-name="T98">730 dias.</text:span></text:p>
      <text:p text:style-name="P30"><text:s text:c="3"/>- Objetivo: Captura uma imagem mais recente e abrangente dos dados, permitindo uma recuperação rápida e eficiente em caso de perda de dados.</text:p>
      <text:p text:style-name="P19"/>
      <text:p text:style-name="P30">3. Backup Diário (Filho):</text:p>
      <text:p text:style-name="P30"><text:s text:c="3"/>- Tipo: Incremental</text:p>
      <text:p text:style-name="P30"><text:s text:c="3"/>- Características: Apenas as alterações desde o último backup são copiadas.</text:p>
      <text:p text:style-name="P18"><text:span text:style-name="T93"><text:s text:c="3"/>- Retenção: </text:span><text:span text:style-name="T98">730 dias.</text:span></text:p>
      <text:p text:style-name="P19"><text:span text:style-name="T93"><text:s text:c="3"/>- Objetivo: Captura </text:span><text:span text:style-name="T94">as </text:span><text:span text:style-name="T93">alterações diárias nos dados, minimizando o tempo e os recursos necessários para fazer backup e restaurar dados regularmente.</text:span></text:p>
      <text:p text:style-name="P30"><text:tab/>Essa combinação de backups full e incrementais em diferentes intervalos oferece uma estratégia robusta para garantir a disponibilidade e integridade dos dados ao longo do tempo, equilibrando a eficiência de armazenamento com a capacidade de recuperação rápida e granular em diferentes pontos no tempo.</text:p>
      <text:p text:style-name="P10"/>
      <text:h text:style-name="P107" text:outline-level="4">8.8. Réplica Off-Site</text:h>
      <text:p text:style-name="P20"><text:tab/>Por padrão, o backup do <text:span text:style-name="T104">Centro de Referência de Cordeiro</text:span> é realizado offsite, utilizando a ferramenta fornecida pela Reitoria. Nesse contexto, a exportação do backup para o storage de backup off-site não é aplicável. Portanto, a inclusão do ANEXO I não se faz necessária.</text:p>
      <text:p text:style-name="P15"/>
      <text:h text:style-name="P106" text:outline-level="3">ANEXO I – AGENDAMENTO DA RÉPLICA OFF-SITE</text:h>
      <text:p text:style-name="P99"/>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C"/>
        <table:table-column table:style-name="Tabela2.F"/>
        <table:table-column table:style-name="Tabela2.I"/>
        <table:table-column table:style-name="Tabela2.J"/>
        <table:table-column table:style-name="Tabela2.K"/>
        <table:table-column table:style-name="Tabela2.L"/>
        <table:table-header-rows>
          <table:table-row>
            <table:table-cell table:style-name="Tabela2.A1" office:value-type="string">
              <text:p text:style-name="P31">Servidor</text:p>
            </table:table-cell>
            <table:table-cell table:style-name="Tabela2.A1" office:value-type="string">
              <text:p text:style-name="P31">Dom</text:p>
            </table:table-cell>
            <table:table-cell table:style-name="Tabela2.A1" office:value-type="string">
              <text:p text:style-name="P31">Seg</text:p>
            </table:table-cell>
            <table:table-cell table:style-name="Tabela2.A1" office:value-type="string">
              <text:p text:style-name="P31">Ter</text:p>
            </table:table-cell>
            <table:table-cell table:style-name="Tabela2.A1" office:value-type="string">
              <text:p text:style-name="P31">Qua</text:p>
            </table:table-cell>
            <table:table-cell table:style-name="Tabela2.A1" office:value-type="string">
              <text:p text:style-name="P31">Qui</text:p>
            </table:table-cell>
            <table:table-cell table:style-name="Tabela2.A1" office:value-type="string">
              <text:p text:style-name="P31">Sex</text:p>
            </table:table-cell>
            <table:table-cell table:style-name="Tabela2.A1" office:value-type="string">
              <text:p text:style-name="P31">Sáb</text:p>
            </table:table-cell>
            <table:table-cell table:style-name="Tabela2.A1" office:value-type="string">
              <text:p text:style-name="P31">Hora BKP</text:p>
            </table:table-cell>
            <table:table-cell table:style-name="Tabela2.A1" office:value-type="string">
              <text:p text:style-name="P31">Hora Rsync</text:p>
            </table:table-cell>
            <table:table-cell table:style-name="Tabela2.A1" office:value-type="string">
              <text:p text:style-name="P31">Cluster</text:p>
            </table:table-cell>
            <table:table-cell table:style-name="Tabela2.L1" office:value-type="string">
              <text:p text:style-name="P31">Ambiente</text:p>
            </table:table-cell>
          </table:table-row>
        </table:table-header-rows>
        <table:table-row>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L2" office:value-type="string">
            <text:p text:style-name="P32"/>
          </table:table-cell>
        </table:table-row>
        <table:table-row>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L2" office:value-type="string">
            <text:p text:style-name="P32"/>
          </table:table-cell>
        </table:table-row>
        <table:table-row>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L2" office:value-type="string">
            <text:p text:style-name="P32"/>
          </table:table-cell>
        </table:table-row>
        <table:table-row>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L2" office:value-type="string">
            <text:p text:style-name="P32"/>
          </table:table-cell>
        </table:table-row>
        <table:table-row>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L2" office:value-type="string">
            <text:p text:style-name="P32"/>
          </table:table-cell>
        </table:table-row>
        <table:table-row>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L2" office:value-type="string">
            <text:p text:style-name="P32"/>
          </table:table-cell>
        </table:table-row>
        <table:table-row>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L2" office:value-type="string">
            <text:p text:style-name="P32"/>
          </table:table-cell>
        </table:table-row>
        <table:table-row>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L2" office:value-type="string">
            <text:p text:style-name="P32"/>
          </table:table-cell>
        </table:table-row>
        <table:table-row>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L2" office:value-type="string">
            <text:p text:style-name="P32"/>
          </table:table-cell>
        </table:table-row>
        <table:table-row>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L2" office:value-type="string">
            <text:p text:style-name="P32"/>
          </table:table-cell>
        </table:table-row>
        <table:table-row>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L2" office:value-type="string">
            <text:p text:style-name="P32"/>
          </table:table-cell>
        </table:table-row>
        <table:table-row>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L2" office:value-type="string">
            <text:p text:style-name="P32"/>
          </table:table-cell>
        </table:table-row>
        <table:table-row>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L2" office:value-type="string">
            <text:p text:style-name="P32"/>
          </table:table-cell>
        </table:table-row>
        <table:table-row>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L2" office:value-type="string">
            <text:p text:style-name="P32"/>
          </table:table-cell>
        </table:table-row>
        <table:table-row>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L2" office:value-type="string">
            <text:p text:style-name="P32"/>
          </table:table-cell>
        </table:table-row>
        <table:table-row>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A2" office:value-type="string">
            <text:p text:style-name="P32"/>
          </table:table-cell>
          <table:table-cell table:style-name="Tabela2.L2" office:value-type="string">
            <text:p text:style-name="P32"/>
          </table:table-cell>
        </table:table-row>
      </table:table>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106" text:outline-level="3">ANEXO II – FORMULÁRIO DO ESQUEMA DE BACKUP</text:h>
      <text:p text:style-name="P100"/>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column table:style-name="Tabela3.H"/>
        <table:table-column table:style-name="Tabela3.I"/>
        <table:table-column table:style-name="Tabela3.J"/>
        <table:table-column table:style-name="Tabela3.K"/>
        <table:table-column table:style-name="Tabela3.L"/>
        <table:table-column table:style-name="Tabela3.M"/>
        <table:table-column table:style-name="Tabela3.N"/>
        <table:table-column table:style-name="Tabela3.O"/>
        <table:table-column table:style-name="Tabela3.P"/>
        <table:table-row>
          <table:table-cell table:style-name="Tabela3.A1" table:number-columns-spanned="16" office:value-type="string">
            <text:p text:style-name="P33">&lt;<text:span text:style-name="T55">NOME DO BAN</text:span><text:span text:style-name="T56">C</text:span><text:span text:style-name="T55">O DE DADOS&g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2" table:number-columns-spanned="16" office:value-type="string">
            <text:p text:style-name="P46">Descrição do Esquema de Backu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3" table:number-columns-spanned="16" office:value-type="string">
            <text:p text:style-name="P35">&lt;<text:span text:style-name="T57">Descrever a estratégia de backup&g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2" table:number-columns-spanned="16" office:value-type="string">
            <text:p text:style-name="P47">Informação do B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5" table:number-columns-spanned="3" office:value-type="string">
            <text:p text:style-name="P36">Versão</text:p>
          </table:table-cell>
          <table:covered-table-cell/>
          <table:covered-table-cell/>
          <table:table-cell table:style-name="Tabela3.D5" table:number-columns-spanned="13" office:value-type="string">
            <text:p text:style-name="P3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6" table:number-columns-spanned="3" office:value-type="string">
            <text:p text:style-name="P36">Localização do BD (IP):</text:p>
          </table:table-cell>
          <table:covered-table-cell/>
          <table:covered-table-cell/>
          <table:table-cell table:style-name="Tabela3.D6" table:number-columns-spanned="13" office:value-type="string">
            <text:p text:style-name="P3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7" table:number-columns-spanned="3" office:value-type="string">
            <text:p text:style-name="P36">Sistema Operacional:</text:p>
          </table:table-cell>
          <table:covered-table-cell/>
          <table:covered-table-cell/>
          <table:table-cell table:style-name="Tabela3.D7" table:number-columns-spanned="13" office:value-type="string">
            <text:p text:style-name="P3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3" table:number-columns-spanned="16" office:value-type="string">
            <text:p text:style-name="P48">Cliente de Backu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9" table:number-columns-spanned="3" office:value-type="string">
            <text:p text:style-name="P39">Software de Backup:</text:p>
          </table:table-cell>
          <table:covered-table-cell/>
          <table:covered-table-cell/>
          <table:table-cell table:style-name="Tabela3.D9" table:number-columns-spanned="13" office:value-type="string">
            <text:p text:style-name="P37">&lt;<text:span text:style-name="T4">bacula&g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10" table:number-columns-spanned="3" office:value-type="string">
            <text:p text:style-name="P39">Tipo de Agente Necessário:</text:p>
          </table:table-cell>
          <table:covered-table-cell/>
          <table:covered-table-cell/>
          <table:table-cell table:style-name="Tabela3.D10" table:number-columns-spanned="13" office:value-type="string">
            <text:p text:style-name="P37">&lt;<text:span text:style-name="T4">bacula-client&g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11" table:number-columns-spanned="3" office:value-type="string">
            <text:p text:style-name="P39">Script ou Ferramenta adicional</text:p>
          </table:table-cell>
          <table:covered-table-cell/>
          <table:covered-table-cell/>
          <table:table-cell table:style-name="Tabela3.D11" table:number-columns-spanned="13" office:value-type="string">
            <text:p text:style-name="P3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2" table:number-columns-spanned="16" office:value-type="string">
            <text:p text:style-name="P49">Nomenclatura dos Volum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13" office:value-type="string">
            <text:p text:style-name="P50">Banco</text:p>
          </table:table-cell>
          <table:table-cell table:style-name="Tabela3.B13" table:number-columns-spanned="5" office:value-type="string">
            <text:p text:style-name="P37">&lt;<text:span text:style-name="T58">db_name&gt; sql</text:span></text:p>
          </table:table-cell>
          <table:covered-table-cell/>
          <table:covered-table-cell/>
          <table:covered-table-cell/>
          <table:covered-table-cell/>
          <table:table-cell table:style-name="Tabela3.G13" table:number-columns-spanned="5" office:value-type="string">
            <text:p text:style-name="P37"/>
          </table:table-cell>
          <table:covered-table-cell/>
          <table:covered-table-cell/>
          <table:covered-table-cell/>
          <table:covered-table-cell/>
          <table:table-cell table:style-name="Tabela3.L13" table:number-columns-spanned="2" office:value-type="string">
            <text:p text:style-name="P37"/>
          </table:table-cell>
          <table:covered-table-cell/>
          <table:table-cell table:style-name="Tabela3.N13" table:number-columns-spanned="3" office:value-type="string">
            <text:p text:style-name="P37"/>
          </table:table-cell>
          <table:covered-table-cell/>
          <table:covered-table-cell/>
        </table:table-row>
        <table:table-row>
          <table:table-cell table:style-name="Tabela3.A14" office:value-type="string">
            <text:p text:style-name="P40">Moodle</text:p>
          </table:table-cell>
          <table:table-cell table:style-name="Tabela3.B14" table:number-columns-spanned="5" office:value-type="string">
            <text:p text:style-name="P41">dump_moodle&lt;versao&gt;.sql</text:p>
          </table:table-cell>
          <table:covered-table-cell/>
          <table:covered-table-cell/>
          <table:covered-table-cell/>
          <table:covered-table-cell/>
          <table:table-cell table:style-name="Tabela3.G14" table:number-columns-spanned="5" office:value-type="string">
            <text:p text:style-name="P37"/>
          </table:table-cell>
          <table:covered-table-cell/>
          <table:covered-table-cell/>
          <table:covered-table-cell/>
          <table:covered-table-cell/>
          <table:table-cell table:style-name="Tabela3.L14" table:number-columns-spanned="2" office:value-type="string">
            <text:p text:style-name="P37"/>
          </table:table-cell>
          <table:covered-table-cell/>
          <table:table-cell table:style-name="Tabela3.N14" table:number-columns-spanned="3" office:value-type="string">
            <text:p text:style-name="P37"/>
          </table:table-cell>
          <table:covered-table-cell/>
          <table:covered-table-cell/>
        </table:table-row>
        <table:table-row>
          <table:table-cell table:style-name="Tabela3.A15" office:value-type="string">
            <text:p text:style-name="P40">OJS</text:p>
          </table:table-cell>
          <table:table-cell table:style-name="Tabela3.B15" table:number-columns-spanned="5" office:value-type="string">
            <text:p text:style-name="P41">Ojs.sql</text:p>
          </table:table-cell>
          <table:covered-table-cell/>
          <table:covered-table-cell/>
          <table:covered-table-cell/>
          <table:covered-table-cell/>
          <table:table-cell table:style-name="Tabela3.G15" table:number-columns-spanned="5" office:value-type="string">
            <text:p text:style-name="P37"/>
          </table:table-cell>
          <table:covered-table-cell/>
          <table:covered-table-cell/>
          <table:covered-table-cell/>
          <table:covered-table-cell/>
          <table:table-cell table:style-name="Tabela3.L15" table:number-columns-spanned="2" office:value-type="string">
            <text:p text:style-name="P37"/>
          </table:table-cell>
          <table:covered-table-cell/>
          <table:table-cell table:style-name="Tabela3.N15" table:number-columns-spanned="3" office:value-type="string">
            <text:p text:style-name="P37"/>
          </table:table-cell>
          <table:covered-table-cell/>
          <table:covered-table-cell/>
        </table:table-row>
        <table:table-row>
          <table:table-cell table:style-name="Tabela3.A16" office:value-type="string">
            <text:p text:style-name="P40">Atom</text:p>
          </table:table-cell>
          <table:table-cell table:style-name="Tabela3.B16" table:number-columns-spanned="5" office:value-type="string">
            <text:p text:style-name="P41">dump_atom.sql</text:p>
          </table:table-cell>
          <table:covered-table-cell/>
          <table:covered-table-cell/>
          <table:covered-table-cell/>
          <table:covered-table-cell/>
          <table:table-cell table:style-name="Tabela3.G16" table:number-columns-spanned="5" office:value-type="string">
            <text:p text:style-name="P37"/>
          </table:table-cell>
          <table:covered-table-cell/>
          <table:covered-table-cell/>
          <table:covered-table-cell/>
          <table:covered-table-cell/>
          <table:table-cell table:style-name="Tabela3.L16" table:number-columns-spanned="2" office:value-type="string">
            <text:p text:style-name="P37"/>
          </table:table-cell>
          <table:covered-table-cell/>
          <table:table-cell table:style-name="Tabela3.N16" table:number-columns-spanned="3" office:value-type="string">
            <text:p text:style-name="P37"/>
          </table:table-cell>
          <table:covered-table-cell/>
          <table:covered-table-cell/>
        </table:table-row>
        <table:table-row>
          <table:table-cell table:style-name="Tabela3.A17" office:value-type="string">
            <text:p text:style-name="P50">Mídia Físicas </text:p>
            <text:p text:style-name="P50">(Fita Magnética)</text:p>
          </table:table-cell>
          <table:table-cell table:style-name="Tabela3.B17" table:number-columns-spanned="5" office:value-type="string">
            <text:p text:style-name="P37"/>
          </table:table-cell>
          <table:covered-table-cell/>
          <table:covered-table-cell/>
          <table:covered-table-cell/>
          <table:covered-table-cell/>
          <table:table-cell table:style-name="Tabela3.G17" table:number-columns-spanned="5" office:value-type="string">
            <text:p text:style-name="P37"/>
          </table:table-cell>
          <table:covered-table-cell/>
          <table:covered-table-cell/>
          <table:covered-table-cell/>
          <table:covered-table-cell/>
          <table:table-cell table:style-name="Tabela3.L17" table:number-columns-spanned="2" office:value-type="string">
            <text:p text:style-name="P37"/>
          </table:table-cell>
          <table:covered-table-cell/>
          <table:table-cell table:style-name="Tabela3.N17" table:number-columns-spanned="3" office:value-type="string">
            <text:p text:style-name="P37"/>
          </table:table-cell>
          <table:covered-table-cell/>
          <table:covered-table-cell/>
        </table:table-row>
        <table:table-row>
          <table:table-cell table:style-name="Tabela3.A2" table:number-columns-spanned="16" office:value-type="string">
            <text:p text:style-name="P51">Agendamento da Política Diári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19" table:number-rows-spanned="3" office:value-type="string">
            <text:p text:style-name="P52">Tipo de Backup</text:p>
          </table:table-cell>
          <table:table-cell table:style-name="Tabela3.B19" table:number-columns-spanned="15" office:value-type="string">
            <text:p text:style-name="P52">Banco de Dad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style-name="Tabela3.A19"/>
          <table:table-cell table:style-name="Tabela3.B20" table:number-columns-spanned="7" office:value-type="string">
            <text:p text:style-name="P52">Dados</text:p>
          </table:table-cell>
          <table:covered-table-cell/>
          <table:covered-table-cell/>
          <table:covered-table-cell/>
          <table:covered-table-cell/>
          <table:covered-table-cell/>
          <table:covered-table-cell/>
          <table:table-cell table:style-name="Tabela3.I20" table:number-columns-spanned="8" office:value-type="string">
            <text:p text:style-name="P52">Binários</text:p>
          </table:table-cell>
          <table:covered-table-cell/>
          <table:covered-table-cell/>
          <table:covered-table-cell/>
          <table:covered-table-cell/>
          <table:covered-table-cell/>
          <table:covered-table-cell/>
          <table:covered-table-cell/>
        </table:table-row>
        <table:table-row>
          <table:covered-table-cell table:style-name="Tabela3.A19"/>
          <table:table-cell table:style-name="Tabela3.B21" table:number-columns-spanned="5" office:value-type="string">
            <text:p text:style-name="P52">Disco</text:p>
          </table:table-cell>
          <table:covered-table-cell/>
          <table:covered-table-cell/>
          <table:covered-table-cell/>
          <table:covered-table-cell/>
          <table:table-cell table:style-name="Tabela3.G21" table:number-columns-spanned="2" office:value-type="string">
            <text:p text:style-name="P52">Fita</text:p>
          </table:table-cell>
          <table:covered-table-cell/>
          <table:table-cell table:style-name="Tabela3.I21" table:number-columns-spanned="5" office:value-type="string">
            <text:p text:style-name="P37"/>
          </table:table-cell>
          <table:covered-table-cell/>
          <table:covered-table-cell/>
          <table:covered-table-cell/>
          <table:covered-table-cell/>
          <table:table-cell table:style-name="Tabela3.N21" table:number-columns-spanned="3" office:value-type="string">
            <text:p text:style-name="P37"/>
          </table:table-cell>
          <table:covered-table-cell/>
          <table:covered-table-cell/>
        </table:table-row>
        <table:table-row>
          <table:table-cell table:style-name="Tabela3.A22" office:value-type="string">
            <text:p text:style-name="P53">Full</text:p>
          </table:table-cell>
          <table:table-cell table:style-name="Tabela3.B21" table:number-columns-spanned="5" office:value-type="string">
            <text:p text:style-name="P68">&lt;<text:span text:style-name="T5">frequência temporall + horário&gt;</text:span></text:p>
          </table:table-cell>
          <table:covered-table-cell/>
          <table:covered-table-cell/>
          <table:covered-table-cell/>
          <table:covered-table-cell/>
          <table:table-cell table:style-name="Tabela3.G21" table:number-columns-spanned="2" office:value-type="string">
            <text:p text:style-name="P69">&lt;<text:span text:style-name="T5">frequência temporall + horário&gt;</text:span></text:p>
          </table:table-cell>
          <table:covered-table-cell/>
          <table:table-cell table:style-name="Tabela3.I21" table:number-columns-spanned="5" office:value-type="string">
            <text:p text:style-name="P70"/>
          </table:table-cell>
          <table:covered-table-cell/>
          <table:covered-table-cell/>
          <table:covered-table-cell/>
          <table:covered-table-cell/>
          <table:table-cell table:style-name="Tabela3.N21" table:number-columns-spanned="3" office:value-type="string">
            <text:p text:style-name="P70"/>
          </table:table-cell>
          <table:covered-table-cell/>
          <table:covered-table-cell/>
        </table:table-row>
        <table:table-row>
          <table:table-cell table:style-name="Tabela3.A22" office:value-type="string">
            <text:p text:style-name="P53">Incremental</text:p>
          </table:table-cell>
          <table:table-cell table:style-name="Tabela3.B21" table:number-columns-spanned="5" office:value-type="string">
            <text:p text:style-name="P68">-</text:p>
          </table:table-cell>
          <table:covered-table-cell/>
          <table:covered-table-cell/>
          <table:covered-table-cell/>
          <table:covered-table-cell/>
          <table:table-cell table:style-name="Tabela3.G21" table:number-columns-spanned="2" office:value-type="string">
            <text:p text:style-name="P68">-</text:p>
          </table:table-cell>
          <table:covered-table-cell/>
          <table:table-cell table:style-name="Tabela3.I21" table:number-columns-spanned="5" office:value-type="string">
            <text:p text:style-name="P70"/>
          </table:table-cell>
          <table:covered-table-cell/>
          <table:covered-table-cell/>
          <table:covered-table-cell/>
          <table:covered-table-cell/>
          <table:table-cell table:style-name="Tabela3.N21" table:number-columns-spanned="3" office:value-type="string">
            <text:p text:style-name="P70"/>
          </table:table-cell>
          <table:covered-table-cell/>
          <table:covered-table-cell/>
        </table:table-row>
        <table:table-row>
          <table:table-cell table:style-name="Tabela3.A22" office:value-type="string">
            <text:p text:style-name="P53">Diferencial</text:p>
          </table:table-cell>
          <table:table-cell table:style-name="Tabela3.B21" table:number-columns-spanned="5" office:value-type="string">
            <text:p text:style-name="P68">-</text:p>
          </table:table-cell>
          <table:covered-table-cell/>
          <table:covered-table-cell/>
          <table:covered-table-cell/>
          <table:covered-table-cell/>
          <table:table-cell table:style-name="Tabela3.G21" table:number-columns-spanned="2" office:value-type="string">
            <text:p text:style-name="P68">-</text:p>
          </table:table-cell>
          <table:covered-table-cell/>
          <table:table-cell table:style-name="Tabela3.I21" table:number-columns-spanned="5" office:value-type="string">
            <text:p text:style-name="P70"/>
          </table:table-cell>
          <table:covered-table-cell/>
          <table:covered-table-cell/>
          <table:covered-table-cell/>
          <table:covered-table-cell/>
          <table:table-cell table:style-name="Tabela3.N21" table:number-columns-spanned="3" office:value-type="string">
            <text:p text:style-name="P70"/>
          </table:table-cell>
          <table:covered-table-cell/>
          <table:covered-table-cell/>
        </table:table-row>
        <table:table-row table:style-name="Tabela3.25">
          <table:table-cell table:style-name="Tabela3.A2" table:number-columns-spanned="16" office:value-type="string">
            <text:p text:style-name="P54">Retenção do Backu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3.25">
          <table:table-cell table:style-name="Tabela3.A26" table:number-rows-spanned="2" table:number-columns-spanned="2" office:value-type="string">
            <text:p text:style-name="P37"/>
          </table:table-cell>
          <table:covered-table-cell/>
          <table:table-cell table:style-name="Tabela3.C26" table:number-columns-spanned="5" office:value-type="string">
            <text:p text:style-name="P55">Full</text:p>
          </table:table-cell>
          <table:covered-table-cell/>
          <table:covered-table-cell/>
          <table:covered-table-cell/>
          <table:covered-table-cell/>
          <table:table-cell table:style-name="Tabela3.H26" table:number-columns-spanned="5" office:value-type="string">
            <text:p text:style-name="P55">Incremental</text:p>
          </table:table-cell>
          <table:covered-table-cell/>
          <table:covered-table-cell/>
          <table:covered-table-cell/>
          <table:covered-table-cell/>
          <table:table-cell table:style-name="Tabela3.M26" table:number-columns-spanned="4" office:value-type="string">
            <text:p text:style-name="P55">Diferencial</text:p>
          </table:table-cell>
          <table:covered-table-cell/>
          <table:covered-table-cell/>
          <table:covered-table-cell/>
        </table:table-row>
        <table:table-row table:style-name="Tabela3.25">
          <table:covered-table-cell table:style-name="Tabela3.A26"/>
          <table:covered-table-cell/>
          <table:table-cell table:style-name="Tabela3.C27" table:number-columns-spanned="3" office:value-type="string">
            <text:p text:style-name="P55">Disco</text:p>
          </table:table-cell>
          <table:covered-table-cell/>
          <table:covered-table-cell/>
          <table:table-cell table:style-name="Tabela3.F27" table:number-columns-spanned="2" office:value-type="string">
            <text:p text:style-name="P55">Fita</text:p>
          </table:table-cell>
          <table:covered-table-cell/>
          <table:table-cell table:style-name="Tabela3.C27" table:number-columns-spanned="3" office:value-type="string">
            <text:p text:style-name="P55">Disco</text:p>
          </table:table-cell>
          <table:covered-table-cell/>
          <table:covered-table-cell/>
          <table:table-cell table:style-name="Tabela3.K27" table:number-columns-spanned="2" office:value-type="string">
            <text:p text:style-name="P55">Fita</text:p>
          </table:table-cell>
          <table:covered-table-cell/>
          <table:table-cell table:style-name="Tabela3.C27" table:number-columns-spanned="3" office:value-type="string">
            <text:p text:style-name="P55">Disco</text:p>
          </table:table-cell>
          <table:covered-table-cell/>
          <table:covered-table-cell/>
          <table:table-cell table:style-name="Tabela3.P27" office:value-type="string">
            <text:p text:style-name="P55">Fita</text:p>
          </table:table-cell>
        </table:table-row>
        <table:table-row table:style-name="Tabela3.25">
          <table:table-cell table:style-name="Tabela3.A28" table:number-columns-spanned="2" office:value-type="string">
            <text:p text:style-name="P56">Retenção (tempo em que o backup será mantido)</text:p>
          </table:table-cell>
          <table:covered-table-cell/>
          <table:table-cell table:style-name="Tabela3.C28" table:number-columns-spanned="3" office:value-type="string">
            <text:p text:style-name="P37">&lt;<text:span text:style-name="T6">frequência temporal&gt;</text:span></text:p>
          </table:table-cell>
          <table:covered-table-cell/>
          <table:covered-table-cell/>
          <table:table-cell table:style-name="Tabela3.F28" table:number-columns-spanned="2" office:value-type="string">
            <text:p text:style-name="P38">&lt;<text:span text:style-name="T6">frequência temporal&gt;</text:span></text:p>
          </table:table-cell>
          <table:covered-table-cell/>
          <table:table-cell table:style-name="Tabela3.H28" table:number-columns-spanned="3" office:value-type="string">
            <text:p text:style-name="P37"/>
          </table:table-cell>
          <table:covered-table-cell/>
          <table:covered-table-cell/>
          <table:table-cell table:style-name="Tabela3.K28" table:number-columns-spanned="2" office:value-type="string">
            <text:p text:style-name="P38"/>
          </table:table-cell>
          <table:covered-table-cell/>
          <table:table-cell table:style-name="Tabela3.H28" table:number-columns-spanned="3" office:value-type="string">
            <text:p text:style-name="P37"/>
          </table:table-cell>
          <table:covered-table-cell/>
          <table:covered-table-cell/>
          <table:table-cell table:style-name="Tabela3.P28" office:value-type="string">
            <text:p text:style-name="P38"/>
          </table:table-cell>
        </table:table-row>
        <table:table-row table:style-name="Tabela3.25">
          <table:table-cell table:style-name="Tabela3.A29" table:number-columns-spanned="2" office:value-type="string">
            <text:p text:style-name="P57">RPO (tempo máximo de perda de dados)</text:p>
          </table:table-cell>
          <table:covered-table-cell/>
          <table:table-cell table:style-name="Tabela3.C29" table:number-columns-spanned="3" office:value-type="string">
            <text:p text:style-name="P37">&lt;<text:span text:style-name="T6">frequência temporal&gt;</text:span></text:p>
          </table:table-cell>
          <table:covered-table-cell/>
          <table:covered-table-cell/>
          <table:table-cell table:style-name="Tabela3.F29" table:number-columns-spanned="2" office:value-type="string">
            <text:p text:style-name="P38">&lt;<text:span text:style-name="T6">frequência temporal&gt;</text:span></text:p>
          </table:table-cell>
          <table:covered-table-cell/>
          <table:table-cell table:style-name="Tabela3.H29" table:number-columns-spanned="3" office:value-type="string">
            <text:p text:style-name="P37"/>
          </table:table-cell>
          <table:covered-table-cell/>
          <table:covered-table-cell/>
          <table:table-cell table:style-name="Tabela3.K29" table:number-columns-spanned="2" office:value-type="string">
            <text:p text:style-name="P38"/>
          </table:table-cell>
          <table:covered-table-cell/>
          <table:table-cell table:style-name="Tabela3.H29" table:number-columns-spanned="3" office:value-type="string">
            <text:p text:style-name="P37"/>
          </table:table-cell>
          <table:covered-table-cell/>
          <table:covered-table-cell/>
          <table:table-cell table:style-name="Tabela3.P29" office:value-type="string">
            <text:p text:style-name="P38"/>
          </table:table-cell>
        </table:table-row>
        <table:table-row table:style-name="Tabela3.25">
          <table:table-cell table:style-name="Tabela3.A30" table:number-columns-spanned="2" office:value-type="string">
            <text:p text:style-name="P57">RTO (tempo estimado para a restauração)</text:p>
          </table:table-cell>
          <table:covered-table-cell/>
          <table:table-cell table:style-name="Tabela3.C30" table:number-columns-spanned="3" office:value-type="string">
            <text:p text:style-name="P37">&lt;<text:span text:style-name="T6">frequência temporal&gt;</text:span></text:p>
          </table:table-cell>
          <table:covered-table-cell/>
          <table:covered-table-cell/>
          <table:table-cell table:style-name="Tabela3.F30" table:number-columns-spanned="2" office:value-type="string">
            <text:p text:style-name="P38">&lt;<text:span text:style-name="T6">frequência temporal&gt;</text:span></text:p>
          </table:table-cell>
          <table:covered-table-cell/>
          <table:table-cell table:style-name="Tabela3.H30" table:number-columns-spanned="3" office:value-type="string">
            <text:p text:style-name="P37"/>
          </table:table-cell>
          <table:covered-table-cell/>
          <table:covered-table-cell/>
          <table:table-cell table:style-name="Tabela3.K30" table:number-columns-spanned="2" office:value-type="string">
            <text:p text:style-name="P38"/>
          </table:table-cell>
          <table:covered-table-cell/>
          <table:table-cell table:style-name="Tabela3.H30" table:number-columns-spanned="3" office:value-type="string">
            <text:p text:style-name="P37"/>
          </table:table-cell>
          <table:covered-table-cell/>
          <table:covered-table-cell/>
          <table:table-cell table:style-name="Tabela3.P30" office:value-type="string">
            <text:p text:style-name="P38"/>
          </table:table-cell>
        </table:table-row>
        <text:soft-page-break/>
        <table:table-row table:style-name="Tabela3.25">
          <table:table-cell table:style-name="Tabela3.A31" table:number-columns-spanned="16" office:value-type="string">
            <text:p text:style-name="P3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3.25">
          <table:table-cell table:style-name="Tabela3.A2" table:number-columns-spanned="16" office:value-type="string">
            <text:p text:style-name="P58">Esquema de Teste e Validaçã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3.25">
          <table:table-cell table:style-name="Tabela3.A33" office:value-type="string">
            <text:p text:style-name="P37"/>
          </table:table-cell>
          <table:table-cell table:style-name="Tabela3.A33" table:number-columns-spanned="3" office:value-type="string">
            <text:p text:style-name="P59">Recuperação</text:p>
          </table:table-cell>
          <table:covered-table-cell/>
          <table:covered-table-cell/>
          <table:table-cell table:style-name="Tabela3.A33" table:number-columns-spanned="5" office:value-type="string">
            <text:p text:style-name="P59">Validação</text:p>
          </table:table-cell>
          <table:covered-table-cell/>
          <table:covered-table-cell/>
          <table:covered-table-cell/>
          <table:covered-table-cell/>
          <table:table-cell table:style-name="Tabela3.A33" table:number-columns-spanned="5" office:value-type="string">
            <text:p text:style-name="P59">Responsável</text:p>
          </table:table-cell>
          <table:covered-table-cell/>
          <table:covered-table-cell/>
          <table:covered-table-cell/>
          <table:covered-table-cell/>
          <table:table-cell table:style-name="Tabela3.O33" table:number-columns-spanned="2" office:value-type="string">
            <text:p text:style-name="P59">Periodicidade</text:p>
          </table:table-cell>
          <table:covered-table-cell/>
        </table:table-row>
        <table:table-row table:style-name="Tabela3.25">
          <table:table-cell table:style-name="Tabela3.A34" office:value-type="string">
            <text:p text:style-name="P37"/>
          </table:table-cell>
          <table:table-cell table:style-name="Tabela3.A34" table:number-columns-spanned="3" office:value-type="string">
            <text:p text:style-name="P37"/>
          </table:table-cell>
          <table:covered-table-cell/>
          <table:covered-table-cell/>
          <table:table-cell table:style-name="Tabela3.A34" table:number-columns-spanned="5" office:value-type="string">
            <text:p text:style-name="P37"/>
          </table:table-cell>
          <table:covered-table-cell/>
          <table:covered-table-cell/>
          <table:covered-table-cell/>
          <table:covered-table-cell/>
          <table:table-cell table:style-name="Tabela3.A34" table:number-columns-spanned="5" office:value-type="string">
            <text:p text:style-name="P37"/>
          </table:table-cell>
          <table:covered-table-cell/>
          <table:covered-table-cell/>
          <table:covered-table-cell/>
          <table:covered-table-cell/>
          <table:table-cell table:style-name="Tabela3.O34" table:number-columns-spanned="2" office:value-type="string">
            <text:p text:style-name="P37"/>
          </table:table-cell>
          <table:covered-table-cell/>
        </table:table-row>
        <table:table-row table:style-name="Tabela3.25">
          <table:table-cell table:style-name="Tabela3.A35" office:value-type="string">
            <text:p text:style-name="P37"/>
          </table:table-cell>
          <table:table-cell table:style-name="Tabela3.A35" table:number-columns-spanned="3" office:value-type="string">
            <text:p text:style-name="P37"/>
          </table:table-cell>
          <table:covered-table-cell/>
          <table:covered-table-cell/>
          <table:table-cell table:style-name="Tabela3.A35" table:number-columns-spanned="5" office:value-type="string">
            <text:p text:style-name="P37"/>
          </table:table-cell>
          <table:covered-table-cell/>
          <table:covered-table-cell/>
          <table:covered-table-cell/>
          <table:covered-table-cell/>
          <table:table-cell table:style-name="Tabela3.A35" table:number-columns-spanned="5" office:value-type="string">
            <text:p text:style-name="P37"/>
          </table:table-cell>
          <table:covered-table-cell/>
          <table:covered-table-cell/>
          <table:covered-table-cell/>
          <table:covered-table-cell/>
          <table:table-cell table:style-name="Tabela3.O35" table:number-columns-spanned="2" office:value-type="string">
            <text:p text:style-name="P37"/>
          </table:table-cell>
          <table:covered-table-cell/>
        </table:table-row>
        <table:table-row table:style-name="Tabela3.25">
          <table:table-cell table:style-name="Tabela3.A36" office:value-type="string">
            <text:p text:style-name="P37"/>
          </table:table-cell>
          <table:table-cell table:style-name="Tabela3.A36" table:number-columns-spanned="3" office:value-type="string">
            <text:p text:style-name="P37"/>
          </table:table-cell>
          <table:covered-table-cell/>
          <table:covered-table-cell/>
          <table:table-cell table:style-name="Tabela3.A36" table:number-columns-spanned="5" office:value-type="string">
            <text:p text:style-name="P37"/>
          </table:table-cell>
          <table:covered-table-cell/>
          <table:covered-table-cell/>
          <table:covered-table-cell/>
          <table:covered-table-cell/>
          <table:table-cell table:style-name="Tabela3.A36" table:number-columns-spanned="5" office:value-type="string">
            <text:p text:style-name="P37"/>
          </table:table-cell>
          <table:covered-table-cell/>
          <table:covered-table-cell/>
          <table:covered-table-cell/>
          <table:covered-table-cell/>
          <table:table-cell table:style-name="Tabela3.O36" table:number-columns-spanned="2" office:value-type="string">
            <text:p text:style-name="P37"/>
          </table:table-cell>
          <table:covered-table-cell/>
        </table:table-row>
        <table:table-row table:style-name="Tabela3.25">
          <table:table-cell table:style-name="Tabela3.A2" table:number-columns-spanned="16" office:value-type="string">
            <text:p text:style-name="P59">Observaçõ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3.38">
          <table:table-cell table:style-name="Tabela3.A31" table:number-columns-spanned="16" office:value-type="string">
            <text:p text:style-name="P3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
      <text:p text:style-name="P100"/>
      <text:p text:style-name="P100"/>
      <text:p text:style-name="P100"/>
      <text:h text:style-name="P106" text:outline-level="3">ANEXO III – MODELO DE FORMULÁRIO PARA TESTES DE RESTAURAÇÃO E VALIDAÇÃO DE BACKUP</text:h>
      <text:p text:style-name="P102"/>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D"/>
        <table:table-column table:style-name="Tabela4.E"/>
        <table:table-column table:style-name="Tabela4.I"/>
        <table:table-row>
          <table:table-cell table:style-name="Tabela4.A1" table:number-columns-spanned="9" office:value-type="string">
            <text:p text:style-name="P60">Banco de Dados</text:p>
          </table:table-cell>
          <table:covered-table-cell/>
          <table:covered-table-cell/>
          <table:covered-table-cell/>
          <table:covered-table-cell/>
          <table:covered-table-cell/>
          <table:covered-table-cell/>
          <table:covered-table-cell/>
          <table:covered-table-cell/>
        </table:table-row>
        <table:table-row>
          <table:table-cell table:style-name="Tabela4.A2" office:value-type="string">
            <text:p text:style-name="P60"/>
          </table:table-cell>
          <table:table-cell table:style-name="Tabela4.A2" table:number-columns-spanned="4" office:value-type="string">
            <text:p text:style-name="P62">Restauração</text:p>
          </table:table-cell>
          <table:covered-table-cell/>
          <table:covered-table-cell/>
          <table:covered-table-cell/>
          <table:table-cell table:style-name="Tabela4.F2" table:number-columns-spanned="4" office:value-type="string">
            <text:p text:style-name="P62">Validação</text:p>
          </table:table-cell>
          <table:covered-table-cell/>
          <table:covered-table-cell/>
          <table:covered-table-cell/>
        </table:table-row>
        <table:table-row>
          <table:table-cell table:style-name="Tabela4.A2" office:value-type="string">
            <text:p text:style-name="P62">Grupo de Backup</text:p>
          </table:table-cell>
          <table:table-cell table:style-name="Tabela4.A2" office:value-type="string">
            <text:p text:style-name="P79">Responsável</text:p>
          </table:table-cell>
          <table:table-cell table:style-name="Tabela4.A2" office:value-type="string">
            <text:p text:style-name="P79">Tipo de Mídia</text:p>
          </table:table-cell>
          <table:table-cell table:style-name="Tabela4.A2" office:value-type="string">
            <text:p text:style-name="P79">Data</text:p>
          </table:table-cell>
          <table:table-cell table:style-name="Tabela4.A2" office:value-type="string">
            <text:p text:style-name="P79">Resultado</text:p>
          </table:table-cell>
          <table:table-cell table:style-name="Tabela4.A2" office:value-type="string">
            <text:p text:style-name="P79">Responsável</text:p>
          </table:table-cell>
          <table:table-cell table:style-name="Tabela4.A2" office:value-type="string">
            <text:p text:style-name="P79">Data</text:p>
          </table:table-cell>
          <table:table-cell table:style-name="Tabela4.A2" office:value-type="string">
            <text:p text:style-name="P79">Resultado</text:p>
          </table:table-cell>
          <table:table-cell table:style-name="Tabela4.F2" office:value-type="string">
            <text:p text:style-name="P79">OBS</text:p>
          </table:table-cell>
        </table:table-row>
        <table:table-row>
          <table:table-cell table:style-name="Tabela4.A2" office:value-type="string">
            <text:p text:style-name="P62"/>
          </table:table-cell>
          <table:table-cell table:style-name="Tabela4.B4" office:value-type="string">
            <text:p text:style-name="P62"/>
          </table:table-cell>
          <table:table-cell table:style-name="Tabela4.B4" office:value-type="string">
            <text:p text:style-name="P62"/>
          </table:table-cell>
          <table:table-cell table:style-name="Tabela4.B4" office:value-type="string">
            <text:p text:style-name="P64">25/01/2024</text:p>
          </table:table-cell>
          <table:table-cell table:style-name="Tabela4.B4" office:value-type="string">
            <text:p text:style-name="P64">ok</text:p>
          </table:table-cell>
          <table:table-cell table:style-name="Tabela4.B4" office:value-type="string">
            <text:p text:style-name="P62"/>
          </table:table-cell>
          <table:table-cell table:style-name="Tabela4.B4" office:value-type="string">
            <text:p text:style-name="P64">25/01/2024</text:p>
          </table:table-cell>
          <table:table-cell table:style-name="Tabela4.B4" office:value-type="string">
            <text:p text:style-name="P64">ok</text:p>
          </table:table-cell>
          <table:table-cell table:style-name="Tabela4.I4" office:value-type="string">
            <text:p text:style-name="P62"/>
          </table:table-cell>
        </table:table-row>
        <table:table-row>
          <table:table-cell table:style-name="Tabela4.A2" office:value-type="string">
            <text:p text:style-name="P62"/>
          </table:table-cell>
          <table:table-cell table:style-name="Tabela4.B4" office:value-type="string">
            <text:p text:style-name="P62"/>
          </table:table-cell>
          <table:table-cell table:style-name="Tabela4.B4" office:value-type="string">
            <text:p text:style-name="P62"/>
          </table:table-cell>
          <table:table-cell table:style-name="Tabela4.B4" office:value-type="string">
            <text:p text:style-name="P62"/>
          </table:table-cell>
          <table:table-cell table:style-name="Tabela4.B4" office:value-type="string">
            <text:p text:style-name="P62"/>
          </table:table-cell>
          <table:table-cell table:style-name="Tabela4.B4" office:value-type="string">
            <text:p text:style-name="P62"/>
          </table:table-cell>
          <table:table-cell table:style-name="Tabela4.B4" office:value-type="string">
            <text:p text:style-name="P62"/>
          </table:table-cell>
          <table:table-cell table:style-name="Tabela4.B4" office:value-type="string">
            <text:p text:style-name="P62"/>
          </table:table-cell>
          <table:table-cell table:style-name="Tabela4.I4" office:value-type="string">
            <text:p text:style-name="P62"/>
          </table:table-cell>
        </table:table-row>
        <table:table-row>
          <table:table-cell table:style-name="Tabela4.A2" office:value-type="string">
            <text:p text:style-name="P62"/>
          </table:table-cell>
          <table:table-cell table:style-name="Tabela4.B4" office:value-type="string">
            <text:p text:style-name="P62"/>
          </table:table-cell>
          <table:table-cell table:style-name="Tabela4.B4" office:value-type="string">
            <text:p text:style-name="P62"/>
          </table:table-cell>
          <table:table-cell table:style-name="Tabela4.B4" office:value-type="string">
            <text:p text:style-name="P62"/>
          </table:table-cell>
          <table:table-cell table:style-name="Tabela4.B4" office:value-type="string">
            <text:p text:style-name="P62"/>
          </table:table-cell>
          <table:table-cell table:style-name="Tabela4.B4" office:value-type="string">
            <text:p text:style-name="P62"/>
          </table:table-cell>
          <table:table-cell table:style-name="Tabela4.B4" office:value-type="string">
            <text:p text:style-name="P62"/>
          </table:table-cell>
          <table:table-cell table:style-name="Tabela4.B4" office:value-type="string">
            <text:p text:style-name="P62"/>
          </table:table-cell>
          <table:table-cell table:style-name="Tabela4.I4" office:value-type="string">
            <text:p text:style-name="P62"/>
          </table:table-cell>
        </table:table-row>
        <table:table-row>
          <table:table-cell table:style-name="Tabela4.F2" table:number-columns-spanned="9" office:value-type="string">
            <text:p text:style-name="P65">Sistema Operacional</text:p>
          </table:table-cell>
          <table:covered-table-cell/>
          <table:covered-table-cell/>
          <table:covered-table-cell/>
          <table:covered-table-cell/>
          <table:covered-table-cell/>
          <table:covered-table-cell/>
          <table:covered-table-cell/>
          <table:covered-table-cell/>
        </table:table-row>
      </table:table>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column table:style-name="Tabela5.G"/>
        <table:table-column table:style-name="Tabela5.E"/>
        <table:table-column table:style-name="Tabela5.I"/>
        <table:table-row>
          <table:table-cell table:style-name="Tabela5.A1" office:value-type="string">
            <text:p text:style-name="P61"/>
          </table:table-cell>
          <table:table-cell table:style-name="Tabela5.A1" table:number-columns-spanned="4" office:value-type="string">
            <text:p text:style-name="P63">Restauração</text:p>
          </table:table-cell>
          <table:covered-table-cell/>
          <table:covered-table-cell/>
          <table:covered-table-cell/>
          <table:table-cell table:style-name="Tabela5.F1" table:number-columns-spanned="4" office:value-type="string">
            <text:p text:style-name="P63">Validação</text:p>
          </table:table-cell>
          <table:covered-table-cell/>
          <table:covered-table-cell/>
          <table:covered-table-cell/>
        </table:table-row>
        <table:table-row>
          <table:table-cell table:style-name="Tabela5.A2" office:value-type="string">
            <text:p text:style-name="P63">Grupo de Backup</text:p>
          </table:table-cell>
          <table:table-cell table:style-name="Tabela5.A2" office:value-type="string">
            <text:p text:style-name="P63">Responsável</text:p>
          </table:table-cell>
          <table:table-cell table:style-name="Tabela5.A2" office:value-type="string">
            <text:p text:style-name="P63">Tipo de Mídia</text:p>
          </table:table-cell>
          <table:table-cell table:style-name="Tabela5.A2" office:value-type="string">
            <text:p text:style-name="P63">Data</text:p>
          </table:table-cell>
          <table:table-cell table:style-name="Tabela5.A2" office:value-type="string">
            <text:p text:style-name="P63">Resultado</text:p>
          </table:table-cell>
          <table:table-cell table:style-name="Tabela5.A2" office:value-type="string">
            <text:p text:style-name="P63">Responsável</text:p>
          </table:table-cell>
          <table:table-cell table:style-name="Tabela5.A2" office:value-type="string">
            <text:p text:style-name="P63">Data</text:p>
          </table:table-cell>
          <table:table-cell table:style-name="Tabela5.A2" office:value-type="string">
            <text:p text:style-name="P63">Resultado</text:p>
          </table:table-cell>
          <table:table-cell table:style-name="Tabela5.I2" office:value-type="string">
            <text:p text:style-name="P63">OBS</text:p>
          </table:table-cell>
        </table:table-row>
        <table:table-row>
          <table:table-cell table:style-name="Tabela5.A2" office:value-type="string">
            <text:p text:style-name="P63"/>
          </table:table-cell>
          <table:table-cell table:style-name="Tabela5.B3" office:value-type="string">
            <text:p text:style-name="P63"/>
          </table:table-cell>
          <table:table-cell table:style-name="Tabela5.B3" office:value-type="string">
            <text:p text:style-name="P63"/>
          </table:table-cell>
          <table:table-cell table:style-name="Tabela5.B3" office:value-type="string">
            <text:p text:style-name="P63"/>
          </table:table-cell>
          <table:table-cell table:style-name="Tabela5.B3" office:value-type="string">
            <text:p text:style-name="P63"/>
          </table:table-cell>
          <table:table-cell table:style-name="Tabela5.B3" office:value-type="string">
            <text:p text:style-name="P63"/>
          </table:table-cell>
          <table:table-cell table:style-name="Tabela5.B3" office:value-type="string">
            <text:p text:style-name="P63"/>
          </table:table-cell>
          <table:table-cell table:style-name="Tabela5.B3" office:value-type="string">
            <text:p text:style-name="P63"/>
          </table:table-cell>
          <table:table-cell table:style-name="Tabela5.I3" office:value-type="string">
            <text:p text:style-name="P63"/>
          </table:table-cell>
        </table:table-row>
        <table:table-row>
          <table:table-cell table:style-name="Tabela5.A2" office:value-type="string">
            <text:p text:style-name="P63"/>
          </table:table-cell>
          <table:table-cell table:style-name="Tabela5.B3" office:value-type="string">
            <text:p text:style-name="P63"/>
          </table:table-cell>
          <table:table-cell table:style-name="Tabela5.B3" office:value-type="string">
            <text:p text:style-name="P63"/>
          </table:table-cell>
          <table:table-cell table:style-name="Tabela5.B3" office:value-type="string">
            <text:p text:style-name="P63"/>
          </table:table-cell>
          <table:table-cell table:style-name="Tabela5.B3" office:value-type="string">
            <text:p text:style-name="P63"/>
          </table:table-cell>
          <table:table-cell table:style-name="Tabela5.B3" office:value-type="string">
            <text:p text:style-name="P63"/>
          </table:table-cell>
          <table:table-cell table:style-name="Tabela5.B3" office:value-type="string">
            <text:p text:style-name="P63"/>
          </table:table-cell>
          <table:table-cell table:style-name="Tabela5.B3" office:value-type="string">
            <text:p text:style-name="P63"/>
          </table:table-cell>
          <table:table-cell table:style-name="Tabela5.I3" office:value-type="string">
            <text:p text:style-name="P63"/>
          </table:table-cell>
        </table:table-row>
        <table:table-row>
          <table:table-cell table:style-name="Tabela5.A2" office:value-type="string">
            <text:p text:style-name="P63"/>
          </table:table-cell>
          <table:table-cell table:style-name="Tabela5.B3" office:value-type="string">
            <text:p text:style-name="P63"/>
          </table:table-cell>
          <table:table-cell table:style-name="Tabela5.B3" office:value-type="string">
            <text:p text:style-name="P63"/>
          </table:table-cell>
          <table:table-cell table:style-name="Tabela5.B3" office:value-type="string">
            <text:p text:style-name="P63"/>
          </table:table-cell>
          <table:table-cell table:style-name="Tabela5.B3" office:value-type="string">
            <text:p text:style-name="P63"/>
          </table:table-cell>
          <table:table-cell table:style-name="Tabela5.B3" office:value-type="string">
            <text:p text:style-name="P63"/>
          </table:table-cell>
          <table:table-cell table:style-name="Tabela5.B3" office:value-type="string">
            <text:p text:style-name="P63"/>
          </table:table-cell>
          <table:table-cell table:style-name="Tabela5.B3" office:value-type="string">
            <text:p text:style-name="P63"/>
          </table:table-cell>
          <table:table-cell table:style-name="Tabela5.I3" office:value-type="string">
            <text:p text:style-name="P63"/>
          </table:table-cell>
        </table:table-row>
      </table:table>
      <text:p text:style-name="P71"/>
      <text:p text:style-name="P71"/>
      <text:p text:style-name="P71"/>
      <text:p text:style-name="P71"/>
      <text:p text:style-name="P71"/>
      <text:p text:style-name="P71"/>
      <text:p text:style-name="P71"/>
      <text:p text:style-name="P71"/>
      <text:p text:style-name="P72"/>
      <text:p text:style-name="P73"/>
      <table:table table:name="Tabela7" table:style-name="Tabela7">
        <table:table-column table:style-name="Tabela7.A"/>
        <table:table-column table:style-name="Tabela7.B"/>
        <table:table-row>
          <table:table-cell table:style-name="Tabela7.A1" table:number-columns-spanned="2" office:value-type="string">
            <text:p text:style-name="P67">REPOSITÓRIO <text:span text:style-name="T50">PÚBLICO </text:span>DESTA POLÍTICA</text:p>
          </table:table-cell>
          <table:covered-table-cell/>
        </table:table-row>
        <table:table-row>
          <table:table-cell table:style-name="Tabela7.A2" office:value-type="string">
            <text:p text:style-name="P44"><text:span text:style-name="T49">Atualizações no </text:span>Github</text:p>
          </table:table-cell>
          <table:table-cell table:style-name="Tabela7.B2" office:value-type="string">
            <text:p text:style-name="P34">https://github.com/iff-padua-ctic/politica-backup.git</text:p>
          </table:table-cell>
        </table:table-row>
      </table:table>
      <text:p text:style-name="P74"/>
      <text:p text:style-name="P72"/>
      <text:p text:style-name="P72"/>
      <text:p text:style-name="P72"/>
      <text:p text:style-name="P72">HISTÓRICO DE VERSÕES</text:p>
      <table:table table:name="Tabela6" table:style-name="Tabela6">
        <table:table-column table:style-name="Tabela6.A"/>
        <table:table-column table:style-name="Tabela6.B"/>
        <table:table-column table:style-name="Tabela6.C"/>
        <table:table-row>
          <table:table-cell table:style-name="Tabela6.A1" office:value-type="string">
            <text:p text:style-name="P66">Data</text:p>
          </table:table-cell>
          <table:table-cell table:style-name="Tabela6.A1" office:value-type="string">
            <text:p text:style-name="P66">Versão</text:p>
          </table:table-cell>
          <table:table-cell table:style-name="Tabela6.C1" office:value-type="string">
            <text:p text:style-name="P66">Descrição</text:p>
          </table:table-cell>
        </table:table-row>
        <table:table-row>
          <table:table-cell table:style-name="Tabela6.A2" office:value-type="string">
            <text:p text:style-name="P42"><text:span text:style-name="T118">0</text:span><text:span text:style-name="T115">3</text:span>/<text:span text:style-name="T95">0</text:span><text:span text:style-name="T118">5</text:span>/<text:span text:style-name="T95">2024</text:span></text:p>
          </table:table-cell>
          <table:table-cell table:style-name="Tabela6.A2" office:value-type="string">
            <text:p text:style-name="P42">1.0</text:p>
          </table:table-cell>
          <table:table-cell table:style-name="Tabela6.C2" office:value-type="string">
            <text:p text:style-name="P43">Estabelecimento do modelo de Plano de Backup.</text:p>
          </table:table-cell>
        </table:table-row>
      </table:table>
      <text:p text:style-name="P71"/>
      <text:p text:style-name="P71"/>
      <text:p text:style-name="P7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2T13:57:25.299000000</meta:creation-date>
    <dc:date>2024-05-03T11:03:38.325000000</dc:date>
    <meta:editing-duration>PT14H5M6S</meta:editing-duration>
    <meta:editing-cycles>297</meta:editing-cycles>
    <meta:generator>LibreOffice/24.2.2.2$Windows_X86_64 LibreOffice_project/d56cc158d8a96260b836f100ef4b4ef25d6f1a01</meta:generator>
    <meta:print-date>2024-05-03T11:02:57.327000000</meta:print-date>
    <meta:printed-by>Arquivos PDF</meta:printed-by>
    <meta:document-statistic meta:table-count="7" meta:image-count="0" meta:object-count="0" meta:page-count="11" meta:paragraph-count="228" meta:word-count="1912" meta:character-count="12605" meta:non-whitespace-character-count="10852"/>
  </office:meta>
</office:document-meta>
</file>